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break-before="pag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start" style:justify-single-word="false"/>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T5" style:family="text">
      <style:text-properties style:text-underline-style="none"/>
    </style:style>
    <style:style style:name="T6" style:family="text">
      <style:text-properties fo:color="#ff420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3">Inhaltsverzeichnis</text:p>
          </text:index-title>
          <text:p text:style-name="P14"><text:s/>0.Prolog<text:tab/>5</text:p>
          <text:p text:style-name="P14"><text:s/>1.Büro 1: Schlemmer<text:tab/>9</text:p>
          <text:p text:style-name="P14"><text:s/>2.Büro 2: Ingeborg<text:tab/>11</text:p>
          <text:p text:style-name="P14"><text:s/>3.Büro 3: Kommission<text:tab/>13</text:p>
          <text:p text:style-name="P14"><text:s/>4.Büro 4: Hazeltine 1<text:tab/>16</text:p>
          <text:p text:style-name="P14"><text:s/>5.Flughafen 1: Scarlett<text:tab/>18</text:p>
          <text:p text:style-name="P14"><text:s/>6.Büro 5: Scarlett wird vermisst<text:tab/>21</text:p>
          <text:p text:style-name="P14"><text:s/>7.Büro 6: Scarlett kommt wieder<text:tab/>26</text:p>
          <text:p text:style-name="P14"><text:s/>8.Büro 7: Otto<text:tab/>29</text:p>
          <text:p text:style-name="P14"><text:s/>9.Straße 1: Festnahme<text:tab/>34</text:p>
          <text:p text:style-name="P14"><text:s/>10.Wohnung 1: Offenbarung<text:tab/>35</text:p>
          <text:p text:style-name="P14"><text:s/>11.Straße 2: Fahrt nach Osten<text:tab/>40</text:p>
          <text:p text:style-name="P14"><text:s/>12.DDR 1: Hotel Potemkin<text:tab/>41</text:p>
          <text:p text:style-name="P14"><text:s/>13.DDR 2: Verhör<text:tab/>44</text:p>
          <text:p text:style-name="P14"><text:s/>14.Strasse 3: Austausch<text:tab/>46</text:p>
          <text:p text:style-name="P14"><text:s/>15.Büro 8: Das Erwachen<text:tab/>48</text:p>
          <text:p text:style-name="P14"><text:s/>16.Büro 9: Hazeltine 2<text:tab/>52</text:p>
          <text:p text:style-name="P14"><text:s/>17.Büro 10: Metamorphose 1<text:tab/>53</text:p>
          <text:p text:style-name="P14"><text:s/>18.Büro 11: Metamorphose 2<text:tab/>55</text:p>
        </text:index-body>
      </text:table-of-content>
      <text:p text:style-name="Standard"/>
      <text:p text:style-name="P7">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Standard">Weitere Rollen:</text:p>
      <text:p text:style-name="Standard">PIERRE, FRANCOIS, JACQUE – Flight Crew<text:line-break/>POLIZIST, VERHÖRER, KELLNER</text:p>
      <text:p text:style-name="Standard">ZEIDLITZ, JUWELIER, BARBER, MANIKÜRE, KOFFERMACHER, SchNEIDER, MALER, BLUMENHÄNDLER</text:p>
      <text:p text:style-name="P7"/>
      <text:p text:style-name="Standard"/>
      <text:p text:style-name="Standard"><draw:frame draw:style-name="fr1" draw:name="Szenen" text:anchor-type="paragraph" svg:x="0.0055in" svg:y="0.0035in" svg:width="7.0484in" svg:height="5.3016in" draw:z-index="0"><draw:object xlink:href="./Object 1" xlink:type="simple" xlink:show="embed" xlink:actuate="onLoad"/><draw:image xlink:href="./ObjectReplacements/Object 1" xlink:type="simple" xlink:show="embed" xlink:actuate="onLoad"/></draw:frame></text:p>
      <text:h text:style-name="P12"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8">2,9 Milliarden Menschen leben auf dem Planeten.<text:line-break/><text:span text:style-name="T1">Wir wären schon weit über 3 Milliarden, hätten wir nicht so viel Kriege gehabt in den letzten 45 Jahren. Sogar zwei Weltkriege! </text:span></text:p>
      <text:p text:style-name="P8"><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8">Svante Arrhenius, Nobelpreisträger für Chemie, wäre heute 100 Jahre alt geworden. Er begründete 1895 eine Theorie, demnach es durch die Nutzung fossiler Energieträger aufgrund der Industrialisierung zu einem Temperaturanstieg der Erdatmosphäre kommen könne. </text:p>
      <text:p text:style-name="P9">So ein Quatsch. 1895! Das hätte man doch längst gemerkt...!</text:p>
      <text:p text:style-name="P5">Der Geochemiker Charles Keeling misst seit letztem Jahr auf einem hawaiianischen Vulkan den Kohlendioxid-Gehalt der Atmosphäre und erkennt eine stetige Zunahme. Er stützt damit Arrhenius Theorie...</text:p>
      <text:p text:style-name="P6"/>
      <text:p text:style-name="P5"><text:span text:style-name="T1">Apropos Hawaii: <text:line-break/></text:span>Hawaii <text:s/>und Alaska werden der 49. und 50. Bundesstaat der USA.</text:p>
      <text:p text:style-name="P9">[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9">[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oft-page-break/><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9">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ß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9">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text:soft-page-break/>Weltkrieg verloren, waren dann gar nicht mehr so viele Nationalisten übrig, als das Maos Kommunisten die nicht auch noch umbringen konnten. Und so setzte er dann zum “Großen Sprung” an...</text:p>
      <text:p text:style-name="P9">Irgendwie habe ich das Gefühl, dass die Deutschen immer die Finger mit im Spiel haben, aber nie zu ihren Gunsten... und auch niemals zu irgendjemandes Gunsten.</text:p>
      <text:p text:style-name="P9"/>
      <text:p text:style-name="Text_20_body"><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wird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text:soft-page-break/>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10">Und da sind wir endlich beim eigentlichen Thema des Abends: <text:span text:style-name="T3">Coca-Cola!</text:span></text:p>
      <text:p text:style-name="Text_20_body">Denn trotz aller Kriege und Spaltungen: Eines eint uns alle auf der Welt, der Durst! Der Durst nach Coca-Cola! </text:p>
      <text:p text:style-name="Text_20_body">Coca-Cola wurde 1886 in Atlanta, Ge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ö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ön!</text:p>
      <text:p text:style-name="Text_20_body">[Fritz sprinted an ihm vorbei auf den Rand der Bühne und hält eine weitere Tür auf. MacNamara geht wieder an ihm vorbei]</text:p>
      <text:p text:style-name="Text_20_body">MacNAMARA [etwas genervt]: Danke schö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jedes Mal stramm stehen, wenn ich in das Büro gehe.</text:p>
      <text:p text:style-name="Text_20_body">SCHLEMMER: Ich weiß. Ich habe strenge Anweisungen gegeben.</text:p>
      <text:p text:style-name="Text_20_body">MacNAMARA: Kriegen sie das nicht in ihre preußischen Schädel? Sie leben jetzt in einer Demokratie.</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üro des Bü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text:soft-page-break/>MacNAMARA: Weiter. Ich erwarte die russische Handelskommission um elf Uhr dreißig. Wenn sie<text:line-break/>hier sind, sollen sie direkt herein.</text:p>
      <text:p text:style-name="Text_20_body">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Die Bühne öffnet sich, die 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text:p>
      <text:p text:style-name="Text_20_body">PHYLLIS: Are you serious?</text:p>
      <text:p text:style-name="Text_20_body">MacNAMARA: All right, so I'm spoiling him. Big deal!... Fritz will be there at five to pick you up at hom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text:soft-page-break/>INGEBORG: Deine Frau macht eine Reise?</text:p>
      <text:p text:style-name="Text_20_body">MacNAMARA: Ja, endlich! Mit die Kinder.</text:p>
      <text:p text:style-name="Text_20_body">INGEBORG: 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Ist das gut?</text:p>
      <text:p text:style-name="Text_20_body">INGEBORG: Das ist sehr gut.</text:p>
      <text:p text:style-name="Text_20_body">MacNAMARA: Als erstes werden wir den Umlaut aufbürsten.</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ö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sehr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text:soft-page-break/>in ein geheimes Labor in Swerdlowsk geflogen. Beim Versuch, die Inhaltsstoffe zu analysieren, sind vier Dutzend eurer Top-Chemiker durchgedreht. Stimmt’s?<text:line-break/>BORODENKO: Kein Kommentar.</text:p>
      <text:p text:style-name="Text_20_body">MacNAMARA: 1958 habt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schlendert hinter den Schreibtisch] Oh, sicher. Wir geben und ihr nehmt. </text:p>
      <text:p text:style-name="Text_20_body">PERIPETCHIKOFF: [empört] Was ist los – Sie vertrauen uns nicht?</text:p>
      <text:p text:style-name="Text_20_body">MacNAMARA: [setzt sich] Kein Kommentar!</text:p>
      <text:p text:style-name="Text_20_body">PERIPETCHIKOFF: Wenn es Ihnen nichts ausmacht - wir haben ei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p>
      <text:p text:style-name="Text_20_body">MacNAMARA: Meine Mitarbeiter haben es mir gegeben, am zehnten Jahrestag der Berliner Luftbrücke.</text:p>
      <text:p text:style-name="Text_20_body">BORODENKO: Genossen - werden wir hier sitz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text:soft-page-break/>PERIPETCHIKOFF: Anstelle von Dollars würden Sie akzeptieren dreiwöchige Tour des Bolschoi-Balletts?</text:p>
      <text:p text:style-name="Text_20_body">MacNAMARA: Bitte keine Kultur. Nur Bargeld.</text:p>
      <text:p text:style-name="Text_20_body">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 1</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der Algerienkrieg.</text:p>
      <text:p text:style-name="Text_20_body">SCHLEMMER: Der Algerienkrieg?</text:p>
      <text:p text:style-name="Text_20_body">MacNAMARA: Ich war für den gesamten Nahen Osten verantwortlich.[Zeigt auf der Karte] neun Länder, fünfzehn Abfüllanlagen, alle nach Mekka ausgerichtet. Aber dann brach der Algerienkrieg aus, die Franzosen zogen sich zurück und die ganze schöne Kolonialherrschaft im Nahen Osten fiel in sich zusammen. Die Leute feierten so wild, dass sie die Coca-Cola Anlagen niederbrannten</text:p>
      <text:p text:style-name="Text_20_body">SCHLEMMER: Oh weh...</text:p>
      <text:p text:style-name="Text_20_body">MacNAMARA: Es gab einen großen Aufruhr in der Zentrale, und plötzlich war ich in Ungnade gefallen – nach Südamerika verbannt. Ich schleppte den Sirup über die Anden - auf Lamas - während ein Haufen Emporkömmlinge über meinen Kopf hinweg befördert wurden.</text:p>
      <text:p text:style-name="Text_20_body">SCHLEMMER: Aber Sie sind jetzt in Berlin... [das Telefon klingelt]</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xt:soft-page-break/>teletype?</text:p>
      <text:p text:style-name="Text_20_body">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unist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text:soft-page-break/>Okay, Fans. Lasst sie rein. [Jeder der Franzosen wirft ein gefaltetes Stück Papier in den Hut. 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text:soft-page-break/>PHYLLIS: [to MacNamara] You better send a cable her parents and tell therm that Scarlett has checked in.</text:p>
      <text:p text:style-name="Text_20_body">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text:h text:style-name="P12"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üben, nicht mit den Hacken zu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 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text:p>
      <text:p text:style-name="Text_20_body">INGEBORG: Muss sie nicht nach Hause gehen? Es ist August – beginnt die Schule nicht bald?</text:p>
      <text:p text:style-name="Text_20_body">MacNAMARA: In Georgia? Man weiß ja nie...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text:soft-page-break/>INGEBORG: Erinnerst Du dich an die russische Handelskommission? Sie rufen mich dauernd an, sie wollen mich unbedingt.<text:line-break/>MacNAMARA: Das wette ich. Diese sibirischen Wölfe...</text:p>
      <text:p text:style-name="Text_20_body">INGE 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text:soft-page-break/>[ein Teil der Bühne öffnet sich und zeigt das Büro von Hazeltine. Hazeltine telefoniert. Auf seinem Schreibtisch liegt ein halb gepackter Aktenkoffer]</text:p>
      <text:p text:style-name="Text_20_body">HASELTINE: MacNamara, what's going on there in Berlin? [picks up letter from the desk] I have a 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1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10">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text:p>
      <text:p text:style-name="Text_20_body">PHYLLIS: Who knows? Gone with the wind? Maybe she ran away, maybe she was kidnapped by a white slave ring...</text:p>
      <text:p text:style-name="Text_20_body"><text:soft-page-break/>MacNAMARA: Oh, swell!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unist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text:soft-page-break/>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Brandenburger Tor abgesetzt haben, was dann? Was tut sie?</text:p>
      <text:p text:style-name="Text_20_body">FRITZ: Sie überquert die Grenze nach Ost-Berlin.</text:p>
      <text:p text:style-name="Text_20_body">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r amerikanischen Sektor. Weiter. Bringen Sie mir Bürgermeister Willy<text:line-break/>Brandt. Weiter. Hol mir den Polizei Kommissar von West-Berlin. Weiter. Ich möchte mit dem US-Botschafter sprechen in Bon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Was ist mit dem Anruf nach Bonn? Unser Botschafter ist zu Konsultationen wieder in Washington?...</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und wenn Sie kein Glück haben, bringen Sie mir Senator Talmadge von Georgia!...</text:p>
      <text:p text:style-name="Text_20_body">[Scarlett geht leise und unbeschwert zum Schreibtisch, 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Ich bin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ie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hen sein Bild?</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st ihr, wenn ihr zusammen seid?</text:p>
      <text:p text:style-name="Text_20_body">SCARLETT: Oh, lauter tolle Sachen. Ich wasche seine Hemden, und er erweitert mein Horizont. Er bringt mich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aufgeblasen... Luftballons.</text:p>
      <text:p text:style-name="Text_20_body">MacNAMARA: Luftballons?</text:p>
      <text:p text:style-name="Text_20_body">SCARLETT: Ja, Ballo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ich komme her, jeder ist gegen die Yankees.</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MacNAMARA: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MacNAMARA: Gott sei Dank!</text:p>
      <text:p text:style-name="Text_20_body"><text:soft-page-break/>SCARLETT: Wir sind verheiratet.</text:p>
      <text:p text:style-name="Text_20_body">MacNAMARA: Einen Moment lang hatte ich Angst. …Du bist verheiratet?!</text:p>
      <text:p text:style-name="Text_20_body">SCARLETT: [freudig] Äh-j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m Hammer und Sichel.</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annst du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text:soft-page-break/>Stückchen davon.</text:p>
      <text:p text:style-name="Text_20_body">OTTO: Reden Sie nicht so mit meiner Frau.</text:p>
      <text:p text:style-name="Text_20_body">[Das Telefon klingelt und MacNamara greift zum Hörer]</text:p>
      <text:p text:style-name="Text_20_body">MacNAMARA: [ins Telefon] Wer?...Brinkley? Sag ihm, ich habe schon Huntley die Nachricht übergeben [legt auf. Zu Otto, einen neuen Ansatz ausprobierend]<text:line-break/>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Erzähle ihm vom Coca-Cola-Kolonialismus.</text:p>
      <text:p text:style-name="Text_20_body">MacNAMARA: What??</text:p>
      <text:p text:style-name="Text_20_body">OTTO: Wie der Vorsitzende Chruschtschow am vierzigster Jahrestag der Revolution...</text:p>
      <text:p text:style-name="Text_20_body">MacNAMARA: Zur Hölle mit der Revolution... und zur Hölle mit Chruschtschow!</text:p>
      <text:p text:style-name="Text_20_body">OTTO: Zur Hölle mit Frank Sinatra!</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text:soft-page-break/>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SCARLETT: [zu MacNamara] Sag' Papa einfach, ich bin auf dem Weg in die UdSSR... das ist die Abkürzung für Russland.</text:p>
      <text:p text:style-name="Text_20_body">MacNAMARA: Bist du vollkommen wahnsinnig? Aus Russland versucht man heraus, nicht hinein zu kommen.</text:p>
      <text:p text:style-name="Text_20_body">SCARLETT: Wohin Otto geht, gehe ich.</text:p>
      <text:p text:style-name="Text_20_body">OTTO: [zu MacNamara, streitlustig] Versuchen Sie einfach, uns aufzuhalten. </text:p>
      <text:p text:style-name="Text_20_body">[Schlemmer kommt ins Büro]</text:p>
      <text:p text:style-name="Text_20_body">SCHLEMMER: [zu MacNamara] Können Sie mit Ihrer Frau reden?</text:p>
      <text:p text:style-name="Text_20_body">MacNAMARA: Also, ich kann sicherlich nicht mit denen hier reden. [zeigt auf Scarlett und Otto]</text:p>
      <text:p text:style-name="Text_20_body">SCHLEMMER: Auf dem Telefon...</text:p>
      <text:p text:style-name="Text_20_body">[Die Bühne öffnet sich wieder und zeigt Phyllis zuhause am Telefon]</text:p>
      <text:p text:style-name="Text_20_body">MacNAMARA: [nimmt den Hörer ab] Hallo? Ja, Schatz?</text:p>
      <text:p text:style-name="Text_20_body">PHYLLIS:Hello? Yes, dear?</text:p>
      <text:p text:style-name="Text_20_body">PHYLLIS: Mac, hold everything -- I bet I know what happened to Scarlett. Lucky Pierre must be back in town.</text:p>
      <text:p text:style-name="Text_20_body">MacNAMARA: It's not Lucky Pierre... it's Crazy Otto! Are you ready for this? She's married!</text:p>
      <text:p text:style-name="Text_20_body">PHYLLIS: What?</text:p>
      <text:p text:style-name="Text_20_body">MacNAMARA: That's right. She got herself an ever-lovin', curly-haired, <text:span text:style-name="T6">cart-caring</text:span> husband. She married a communist and is about to leave for Moscow!</text:p>
      <text:p text:style-name="Text_20_body">PHYLLIS: A Communist?... This is going to be the biggest thing to hit Atlanta since General Sherman threw that little barbecue...</text:p>
      <text:p text:style-name="Text_20_body">MacNaMARA: Yeah. Hysterical. Well, what can I do? Go fight the Kremlin? I can't stop them. They're young, they're in love, and we're a dead herring in the moonlight. So who am I to stand in the way of a happy socialist marriage?</text:p>
      <text:p text:style-name="Text_20_body">PHYLLIS: Oh, come on, Mac. I know you. You've already got something up your sleeve...</text:p>
      <text:p text:style-name="Text_20_body">MacNAMARA: I wouldn't be surprised. Bye. [legt auf, wendet sich an Scarlett] Nun –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text:soft-page-break/>SCHLEMMER: Dreißig Grad unter Null. </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line-break/>MacNAMARA: [zu Scarlett] Nun, während Smarty zurück nach Ostberlin fährt, soll Fritz dich nach Hause fahren. [während Scarlett und Otto sich umarmen, nimmt Schlemmers Arm und geht mit ihm zum Büroeingang. Sie flüstern angestrengt]</text:p>
      <text:p text:style-name="Text_20_body">SCHLEMMER: [laut, damit Otto und Scarlett es hören] Sie lassen sie nach Moskau gehen?</text:p>
      <text:p text:style-name="Text_20_body">MacNAMARA: Warum denn nicht...?</text:p>
      <text:p text:style-name="Text_20_body">[beide ab]</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Sie küssen sich. MacNamara kommt herein]</text:p>
      <text:p text:style-name="Text_20_body">OTTO: [zu Scarlett] Ich hole dich pünktlich um sieben Uhr dreißig ab. Der Sieben-Uhr-Zug nach Moskau fährt pünktlich um Viertel nach acht ab. [Er hat den Arm um Scarlett gelegt und führt sie zur Tür]</text:p>
      <text:p text:style-name="Text_20_body">MacNAMARA: Wartet eine Minute, Kinder – bevor ihr geht – Ich möchte dir ein kleines Geschenk machen.</text:p>
      <text:p text:style-name="Text_20_body">OTTO: [dreht sich um] Warum?</text:p>
      <text:p text:style-name="Text_20_body">MacNAMARA: Es ist üblich, wenn zwei Menschen heiraten.</text:p>
      <text:p text:style-name="Text_20_body">SCARLETT: Ottos Freunde geben uns keine Geschenke. Stattdessen schicken sie das Geld an die 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text:soft-page-break/>MacNAMARA: Tut mir leid, ich habe keine schönere Verpackung...</text:p>
      <text:p text:style-name="Text_20_body">OTTO: Wir wollen nichts von Ihnen.</text:p>
      <text:p text:style-name="Text_20_body">SCARLETT: Otto, sei nicht unhöflich. Ich finde es sehr süß von Mr. MacNamara. Jetzt werden wir haben ein Bett und eine Uhr</text:p>
      <text:p text:style-name="Text_20_body">OTTO: Wir bekommen in Russland unsere eigene Uhr.</text:p>
      <text:p text:style-name="Text_20_body">MacNAMARA: Wenn eure Uhren nicht besser laufen als eure Züge, dann könnt ihr auch diese 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11">[Otto fährt davon und Schlemmer reibt sich die Hände]</text:p>
      <text:h text:style-name="Heading_20_1" text:outline-level="1">Straße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n bißs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m se denn da hinten uffm Fo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iisst mir glauben, Genossen! Es lebe die Revolution!</text:p>
      <text:h text:style-name="Heading_20_1" text:outline-level="1">Wohnung 1: Offenbarung</text:h>
      <text:p text:style-name="Text_20_body">[Der Bühnenteil mit MacNamaras Wohnung öffnet sich ganz. Scarlett und Phyllis erscheinen, Scarlett ist gekleidet für die Abreise, im Nerzmantel und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funnie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 .</text:p>
      <text:p text:style-name="Text_20_body">SCARLETT: That couldn't happen in Russia.</text:p>
      <text:p text:style-name="Text_20_body">PHYLLIS: They don't make mistakes?</text:p>
      <text:p text:style-name="Text_20_body">SCARLETT: They don't vote... Have you ever made love to a revolutionary?</text:p>
      <text:p text:style-name="Text_20_body">PHYLLIS: No. But I once necked with a Stevenson Democrat.</text:p>
      <text:p text:style-name="Text_20_body">SCARLETT: Well, I've been engaged four times, so I know about men. And those subversives... they're the wildest!</text:p>
      <text:p text:style-name="Text_20_body">PHYLLIS: Really?</text:p>
      <text:p text:style-name="Text_20_body">SCARLETT: No contest!</text:p>
      <text:p text:style-name="Text_20_body">PHYLLIS: And I just thought we were lagging behind in missiles.</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text:soft-page-break/>any minute.</text:p>
      <text:p text:style-name="Text_20_body">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MacNAMARA: Bad news travels fast. [schenkt sich Bourbon ein] Say when.</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PHYLLIS: [grimly] Nice work, Mac. [kniet neben Scarlett und tätschelt die Wange] Scarlett! Scarlett!</text:p>
      <text:p text:style-name="Text_20_body">MacNAMARA: [Hält den Eiskübel hin] Try some ice.</text:p>
      <text:p text:style-name="Text_20_body">PHYLLIS: You rather call Dr. Bauer. He works and the Charité and lives nearby!</text:p>
      <text:p text:style-name="Text_20_body">MacNAMARA: [geht zum Telefon, nimmt den Hörer ab, wählt und wartet kurz, dann] </text:p>
      <text:p text:style-name="Text_20_body">Guten Abend, Dr. Bauer, es tut mir leid Sie am Abend zu stören. Wir haben einen Notfall, können Sie bitte kurz rüberkommen? ... ja, dann passt das gerade gut, vielen Dank. Ich hoffe aber, dass Sie dann nichts vom Wagner verpassen... vielen Dank, bis gleich...</text:p>
      <text:p text:style-name="Text_20_body">[legt auf, woraufhin das Telefon gleich wieder klingelt. Nimmt ab und hört kurz rein, dann]</text:p>
      <text:p text:style-name="Text_20_body">Woher soll ich das wissen? Ich bin kein Anwalt. Das ist Ihr Job, wofür bezahle ich Sie? Sie müssen doch einige Kontakte nach Ost-Berlin.</text:p>
      <text:p text:style-name="Text_20_body">[Phyllis horcht auf]</text:p>
      <text:p text:style-name="Text_20_body">MacNAMARA: [ins Telefon] Nein, ich will die Ehe nicht nur annulliert, ich will, dass sie aus den Büchern gelöscht wird. Es ist mir egal, wie Sie das machen... einen der Angestellten dort bestechen, die Akten vernichten.. Schauen Sie, wenn ihr den Reichstag in Brand setzen konntet, wird doch so eine mickrige Heiratsurkunde in Rauch aufgehen können! Und es muss heute Abend erledigt sein!</text:p>
      <text:p text:style-name="Text_20_body">[Als MacNamara auflegt, sieht er das Phyllis zugehört hat]</text:p>
      <text:p text:style-name="Text_20_body">MacNAMARA: [erhebt sein Glas] Cheers!</text:p>
      <text:p text:style-name="Text_20_body">PHYLLIS: Feeling pretty good, aren't you, mein Führer?</text:p>
      <text:p text:style-name="Text_20_body">MacNAMARA: [verschmitzt] Not bad.</text:p>
      <text:p text:style-name="Text_20_body"><text:soft-page-break/>PHYLLIS: You framed that poor boy.</text:p>
      <text:p text:style-name="Text_20_body">MacNAMARA: You bet I did! I'm not going to let that Communist crackpot ruin somebody's life.</text:p>
      <text:p text:style-name="Text_20_body">PHYLLIS: But she loves him.</text:p>
      <text:p text:style-name="Text_20_body">MacNAMARA: Not her life -- mine! I'm all set for the London job... you want to blow it off?</text:p>
      <text:p text:style-name="Text_20_body">PHYLLIS: I couldn't care less. I'm fed up with this whole deal... hopping around the map from Baghdad to Caracas to Capetown... dragging our kids behind us... who needs it?</text:p>
      <text:p text:style-name="Text_20_body">MacNAMARA: What would you suggest?</text:p>
      <text:p text:style-name="Text_20_body">PHYLLIS: Why can't you get yourself a nice permanent job in the home office in Atlanta?</text:p>
      <text:p text:style-name="Text_20_body">MacNAMARA: Atlanta? You can't be serious! That's Siberia with mint flavor.</text:p>
      <text:p text:style-name="Text_20_body">PHYLLIS: Mac, I've had it! I want to go home.</text:p>
      <text:p text:style-name="Text_20_body">MacNAMARA: Give me one good reason...</text:p>
      <text:p text:style-name="Text_20_body">PHYLLIS: All right. Cindy has to have her teeth straightened. Tommy is ten years old and has never had a peanut butter sandwich. For a change, I'd like to see Gunsmoke not in German or Portuguese or Swahili...!</text:p>
      <text:p text:style-name="Text_20_body">MacNAMARA: You want to go home and pay taxes? We've got it made... big house, servants, limousine, fat expense account... and you want to give all that up for a peanut butter sandwich?</text:p>
      <text:p text:style-name="Text_20_body">PHYLLIS Oh, it's a great life for you... everywhere we go you find yourself some friendly secretary who gives language lessons on the side.</text:p>
      <text:p text:style-name="Text_20_body">MacNAMARA: What does that mean?</text:p>
      <text:p text:style-name="Text_20_body">PHYLLIS: I can always tell when you've got a new teacher because you start wearing your elevator shoes to the office...</text:p>
      <text:p text:style-name="Text_20_body">MacNAMARA: Phyllis, are you implying... ?</text:p>
      <text:p text:style-name="Text_20_body">PHYLLIS: I've known it for years.</text:p>
      <text:p text:style-name="Text_20_body">MacNAMARA: [empört] And you never said anything to me about it? That's not fair!</text:p>
      <text:p text:style-name="Text_20_body">PHYLLIS: I just didn't want to be one of those nagging American wives. But maybe I was wrong... maybe we should have had it out a long time ago.</text:p>
      <text:p text:style-name="Text_20_body">[Es klingelt an der Tür, MacNamara öffnet sie und der Doktor kommt mit seiner Arzttasche herein, den Walkürenritt singend]</text:p>
      <text:p text:style-name="Text_20_body">MacNAMARA: Vielen Dank, dass sie gekommen sind. Hier, auf der Couch... [Phyllis und MacNamara begleiten den Arzt zu Scarlett]</text:p>
      <text:p text:style-name="Text_20_body">PHYLLIS: Sie ist in Ohnmacht gefallen, wahrscheinlich aus Liebeskummer.</text:p>
      <text:p text:style-name="Text_20_body">DR. BAUER: [Fühlt Scarlett's Stirn, dann mit französischem Akzent] Die Temperatur ist normal. [Nimmt Scarletts Handgelenk] Der Puls... [schaut auf seine Armbanduhr und schnalzt leicht mehrfach mit der Zunge]</text:p>
      <text:p text:style-name="Text_20_body">PHYLLIS: Stimmt etwas nicht?</text:p>
      <text:p text:style-name="Text_20_body">DR. BAUER: Ich verpasse gerade den ersten Akt der Walküre [lässt das Handgelenk los] Der Puls ist normal. [Er steckt sich das Stethoskop in die Ohren und hält es an Scarletts Brust] .... das ist definitiv nicht normal...</text:p>
      <text:p text:style-name="Text_20_body">PHYLLIS: Was ist mit ihr?</text:p>
      <text:p text:style-name="Text_20_body"><text:soft-page-break/>DR. BAUER: Ah, das ist eindeutig... sie, äh, wie soll ich sagen. Am besten mit meinem Kollegen Dr. Faustus, von Göthe... "zwei Herzen schlagen, ach, in ihrer Brust".</text:p>
      <text:p text:style-name="Text_20_body">MacNAMARA: Was soll das bedeuten?</text:p>
      <text:p text:style-name="Text_20_body">DR. BAUER: Na, sie ist... wie sagt man das auf Deutsch? In französisch ist "enceinte"... </text:p>
      <text:p text:style-name="Text_20_body">MacNAMARA: Ich kann leider kein Französisch...</text:p>
      <text:p text:style-name="Text_20_body">PHYLLIS: Stimmt, in Frankreich hattest bis jetzt noch keinen Job.</text:p>
      <text:p text:style-name="Text_20_body">DR. BAUER: Also, lassen Sie sie noch etwas schlafen, sie braucht jetzt viel Ruhe und Schonung. Wissen Sie, sie... wie soll ich sagen?... sie bekommt ein äh... Bébé? Jetzt muss ich mich aber beeilen...</text:p>
      <text:p text:style-name="Text_20_body">[Der Doktor packt seine Utensilien ein und geht zur Tür, dabei singt er wieder den Ritt. Phyllis begleitet ihn zur Tür, MacNamara steht völlig konsterniert im Raum. Doktor ab]</text:p>
      <text:p text:style-name="Text_20_body">MacNAMARA: Mother of Mercy... This is the end...</text:p>
      <text:p text:style-name="Text_20_body">PHYLLIS: [schlendert nonchalantan MacNamara vorbei] I wonder what it’s like to work for Pepsi-Cola?</text:p>
      <text:p text:style-name="Text_20_body">MacNAMARA: Please, Phyllis.</text:p>
      <text:p text:style-name="Text_20_body">PHYLLIS: [gießt sich selbst einen Drink ein] So tomorrow Mr. and Mrs. Hazeltine will arrive at the airport, and there will be little Scarlett... unchanged, unspoiled, unwedded... just slightly pregnant. [erhebt ihr Glas] Cheers!</text:p>
      <text:p text:style-name="Text_20_body">MacNAMARA: Phyllis... I'm trying to think. </text:p>
      <text:p text:style-name="Text_20_body">PHYLLIS: Think fast, because there'll be a few questions asked... like, for instance, who's the father?</text:p>
      <text:p text:style-name="Text_20_body">MacNAMARA: I'll have the answers when the time comes.</text:p>
      <text:p text:style-name="Text_20_body">PHYLLIS: You better have Otto when the time comes...</text:p>
      <text:p text:style-name="Text_20_body">MacNAMARA: Otto? That would be disaster. [richtet sich auf, redet schneller] Let me see... she was secretly married... to somebody in the American Embassy... [beginnt herumzutigern] they were honeymooning in the alps... he was killed by an avalanche...</text:p>
      <text:p text:style-name="Text_20_body">no, that's no good... he was sent on a secret mission behind the Iron Curtain... never heard from again... as a matter of fact, the whole thing was so secret we can't even mention his name.</text:p>
      <text:p text:style-name="Text_20_body">PHYLLIS: Now you're really running amok. You think Scarlett is going to stand still for this?</text:p>
      <text:p text:style-name="Text_20_body">MacNAMARA: Better a dead hero than a living Communist. First thing in the morning I'll pick up a Distinguished Service Medal... it was awarded to him posthumously.</text:p>
      <text:p text:style-name="Text_20_body">PHYLLIS: And while you're at it, pin one on yourself. First-class idiot... with oakleaf wreath . I go to bed...[geht langsam ab]</text:p>
      <text:p text:style-name="Text_20_body">MacNAMARA: [ruft hinterher] What do you want me to do? I had enough trouble getting the guy into jail... it's going to be ten times as tough to get him out.</text:p>
      <text:p text:style-name="Text_20_body">[Phyllis ab. MacNamara geht gestikulierend in Gedanken umher. Schließlich nimmt er den Telefonhörer in die Hand]</text:p>
      <text:p text:style-name="Text_20_body">MacNAMARA: [ins Telefon laut] Schlemmer? [es ist ein lautes Schlagen der Hacken zu hören, MacNamara hält den Hörer vom Ohr weg] Schlagen Sie nicht mit den Hacken! Hören Sie, zu, Schlemmer, ich werde Sie brauchen heute Abend. Ich hole sie von Ihrem Haus in genau zehn Minuten. Rufen Sie in der Zwischenzeit Ingeborg an und sagen Sie ihr, es ist ein Notfall... wir holen <text:soft-page-break/>sie in genau zwölf <text:s/>Minuten ab. Ende der Durchsage!</text:p>
      <text:p text:style-name="Text_20_body">[Er legt auf, schnappt sich seinen Hut und geht zur Haustür hinaus.]</text:p>
      <text:h text:style-name="Heading_20_1" text:outline-level="1">Straße 2: Fahrt nach Osten</text:h>
      <text:p text:style-name="Text_20_body">[Auf der Bühne sieht man die Vorderansicht von MacNamaras Mercedes-Limousine. Im Wagen sieht man Fahrer Fritz, daneben MacNamara und im Font sitzen Schlemmer und Ingeborg. Sie trägt das neue Kleid, das MacNamara ihr versprochen hatte, mit Hut und Tasche. Sie sind offensichtlich in voller Fahrt, denn Fritz bewegt das Lenkrad und die Personen werden entsprechend der Kurven geneigt. Vor der Bühne erscheint ein Polizist und stoppt den Wagen, tritt neben das Auto auf die Fahrerseite]</text:p>
      <text:p text:style-name="Text_20_body">POLIZIST: [schroff] Wohin fahren Sie?</text:p>
      <text:p text:style-name="Text_20_body">FRITZ: Ost-Berlin,</text:p>
      <text:p text:style-name="Text_20_body">POLIZIST: Papiere.</text:p>
      <text:p text:style-name="Text_20_body">MacNAMARA: [hält quer über Fritz den Reisepass hin] Amerikanischer Staatsbürger</text:p>
      <text:p text:style-name="Text_20_body">POLIZIST: [Prüft den Reisepass mit der Taschenlampe] Was ist der Zweck Ihres Besuchs?</text:p>
      <text:p text:style-name="Text_20_body">MacNAMARA: Ich sehe Kommissar Peripetchikoff, den Vorsitzenden der Russischen Handelskommission.</text:p>
      <text:p text:style-name="Text_20_body">POLIZIST: Wozu?</text:p>
      <text:p text:style-name="Text_20_body">MacNAMARA: Geschäftlich. Ich vertrete Coca-Cola.</text:p>
      <text:p text:style-name="Text_20_body">POLIZIST: [ein Glitzern in seinen Augen] Coca-Cola? Haben Sie Beweise?</text:p>
      <text:p text:style-name="Text_20_body">MacNAMARA: [hebt einen Sixpack Cola vom Boden des Autos auf und hält es hoch] Reicht das?</text:p>
      <text:p text:style-name="Text_20_body">POLIZIST: [gibt den Pass zurück, nimmt Sixpack] Ich konfisziere die Beweise.</text:p>
      <text:p text:style-name="Text_20_body">MacNAMARA: Gut. Geben Sie uns einfach das Leergut, wenn wir zurück kommen.</text:p>
      <text:p text:style-name="Text_20_body">POLIZIST: Okay.. Weiter. [Er winkt sie mit seiner Taschenlampe weiter, Polizist geht von der Bühne, öffnet dabei eine Cola und trinkt. Die anderen nehmen die Fahrt wieder auf. Nach einer Weile des Schweigens und Fahrens...]</text:p>
      <text:p text:style-name="Text_20_body">SCHLEMMER: <text:s/>[blickt nervös aus dem Seitenfenster] Wenn ich das sagen darf, diese ganze Idee ist verrückt. Das wird nicht funktionieren. Ich kann es fühlen – und ich habe Angst.</text:p>
      <text:p text:style-name="Text_20_body">MacNAMARA: Reißen Sie sich zusammen, Schlemmer... Das ist ein Befehl!</text:p>
      <text:p text:style-name="Text_20_body">SCHLEMMER: Jawohl, Sir. [obwohl er sitzt, schafft er es mit den Hacken zu schlagen]</text:p>
      <text:p text:style-name="Text_20_body">INGEBORG: Ich habe auch Angst... Nicht um mich selbst. Ich mache mir nur Sorgen, dass etwas mit meinem neuen Kleid passiert1</text:p>
      <text:p text:style-name="Text_20_body">MacNAMARA: Ich kaufe dir ein halbes Dutzend Kleider. [zu Fritz] Sie wohnen im Grand Hotel Potemkin. Wissen Sie, wo das ist?</text:p>
      <text:p text:style-name="Text_20_body">FRITZ: Ja, Sir. Früher war es das "Grand Hotel Göring" - und davor war es das "Grand Hotel Bismarck". Und hier ist es schon..., wir sind da. [Sie kommen sichtbar zum Halt]</text:p>
      <text:p text:style-name="Text_20_body">[MacNamara und Ingeborg steigen aus und gehen ums Auto herum und nach rechts von der Bühne. Schlemmer und Fritz steigen aus und bleiben am Wagen stehen.]</text:p>
      <text:p text:style-name="Text_20_body"/>
      <text:h text:style-name="P12" text:outline-level="1">DDR 1: Hotel Potemkin</text:h>
      <text:p text:style-name="Text_20_body">[Rechts von der Bühne wird eine Nebenbühne erleuchtet. Dort sitzt die russische Handelskommission an einem reichlich gedeckten Tisch und schlemmt. MacNamara und Ingeborg kommen herein, die Russen sind überrascht aber vom Anblick Ingeborgs wenigstens ebenso erfreut]</text:p>
      <text:p text:style-name="Text_20_body">PERIPETCHIKOFF: Ah, Gospodin MacNamara!</text:p>
      <text:p text:style-name="Text_20_body">MacNAMARA: Na, wenn das nicht meine alten Freunde sind...</text:p>
      <text:p text:style-name="Text_20_body">MUSHKIN: ich sehe, sie bringen die blonde Lady mit.</text:p>
      <text:p text:style-name="Text_20_body">BORODENKO: Klingelingeling!</text:p>
      <text:p text:style-name="Text_20_body">[Ingeborg gibt ihnen ein großes, vielversprechendes Lächeln.]</text:p>
      <text:p text:style-name="Text_20_body">PERIPETCHIKOFF: Setzt euch, setzt euch, meine Freunde. Gesellt euch zu uns.</text:p>
      <text:p text:style-name="Text_20_body">[Es werden zusätzliche Stühle an den Tisch herangezogen. MacNamara setzt sich auf die eine, Ingeborg auf die andere Seite des Tisches]</text:p>
      <text:p text:style-name="Text_20_body">MISCHKIN: [zu Ingeborg] Genau hier, Fräulein. [Während er ihr auf einen Stuhl hilft, tätschelt er ihre Pobacken.]</text:p>
      <text:p text:style-name="Text_20_body">PERIPETCHIKOFF: [zu MacNamara] Was verdanken wir dieses unerwartete Vergnügen?</text:p>
      <text:p text:style-name="Text_20_body">MacNAMARA: Nun, Sie sind eine Handelskommission, ich dachte, wir könnten handeln.</text:p>
      <text:p text:style-name="Text_20_body">PERIPETCHIKOFF: Coca-Cola?</text:p>
      <text:p text:style-name="Text_20_body">MacNAMARA: Nein. Aber ich habe gehört, ihr Jungs würdet gerne Fräulein Ingeborg für euch arbeiten lassen.</text:p>
      <text:p text:style-name="Text_20_body">PERIPETCHIKOFF: Sie möchten Ihre Sekretärin handeln?</text:p>
      <text:p text:style-name="Text_20_body">MacNAMARA: Richtig.</text:p>
      <text:p text:style-name="Text_20_body">PERIPETCHIKOFF: Für eine russische Sekretärin?</text:p>
      <text:p text:style-name="Text_20_body">MacNAMARA: Falsch.</text:p>
      <text:p text:style-name="Text_20_body">BORODENKO: Ich mache Ihnen keine Vorwürfe. Unseres ist gebaut wie ein O-beiniger Samowar. [Ingeborg lacht schallend und die Russen stimmen ein.]</text:p>
      <text:p text:style-name="Text_20_body">PERIPETCHIKOFF. Wir finden den Vorschlag sehr interessant. [zu MacNamara] Was können wir Ihnen nun anbieten?</text:p>
      <text:p text:style-name="Text_20_body">MacNAMARA. Eigentlich will ich von euch nur einen kleinen Gefallen.</text:p>
      <text:p text:style-name="Text_20_body">PERIPETCHIKOFF: Kleine Gefälligkeit, große Gefälligkeit, was auch immer.</text:p>
      <text:p text:style-name="Text_20_body">MacNAMARA: Es gibt einen Mann namens Otto Ludwig Piffl – er wird vom Osten festgehalten. Deutsche Polizei.</text:p>
      <text:p text:style-name="Text_20_body">PERIPETCHIKOFF: Aus welchem ​​Grund?</text:p>
      <text:p text:style-name="Text_20_body">MacNAMARA: Der Mistkerl hat meine Kuckucksuhr gestohlen</text:p>
      <text:p text:style-name="Text_20_body">PERIPETSCHIKOFF: Sie wollen die Kuckucksuhr zurück?</text:p>
      <text:p text:style-name="Text_20_body">MacNAMARA: Falsch.</text:p>
      <text:p text:style-name="Text_20_body">PERIPETCHIKOFF: Sie wollen Piffl zurück.</text:p>
      <text:p text:style-name="Text_20_body">MacNAMARA: Richtig.</text:p>
      <text:p text:style-name="Text_20_body"><text:soft-page-break/>PERIPETCHIKOFF: [wirft die Hände hoch] Unmöglich, mein Freund. Wir können uns nicht in die inneren Angelegenheiten von souveräne Republik Ostdeutschlan einmischen.</text:p>
      <text:p text:style-name="Text_20_body">MacNAMARA: Kein Piffl, kein Deal. [steht auf] Lass uns gehen, Ingeborg.</text:p>
      <text:p text:style-name="Text_20_body">PERIPETSCHIKOFF: Warte, warum so eilig? Sie geben uns keine Chance. [MacNamara setzt sich zurück in den Stuhl] Ist ein altes russisches Sprichwort - man kann nicht melken Kuh mit Händen in den Taschen. [zum Kellner, in die Hände klatschend] Herr Ober! Champagner! Wodka! Kaviar! Herr Kapellmeister, mehr Rock'n'Roll]</text:p>
      <text:p text:style-name="Text_20_body">[Kellner füllen den Tisch, es ertönt Katschaturians Säbeltanz, Ingeborg beginnt dazu aufreizend zu Tanzen. Die Russen trauen ihren Augen kaum, MacNamara entspannt sich mit verschränkten Armen]</text:p>
      <text:p text:style-name="Text_20_body">PERIPETCHIKOFF: [löst seine Augen von Ingeborg, zu MacNamara] Sie mögen diesen Kaviar? Wir geben Ihnen hundert Pfund.</text:p>
      <text:p text:style-name="Text_20_body">MacNAMARA: Ich will Piffl. </text:p>
      <text:p text:style-name="Text_20_body">[Ingeborg tanzt aufreizender, beginnt mit einem unschuldigen Striptease]</text:p>
      <text:p text:style-name="Text_20_body">PERIPETSCHIKOFEF: [zu MacNamara] Würden Sie ein neues Auto nehmen? 1961 Moskwitsch Hardtop-Cabrio, zweifarbig.</text:p>
      <text:p text:style-name="Text_20_body">MacNAMARA: Du meinst den russischen Hotrod, der draußen geparkt ist?</text:p>
      <text:p text:style-name="Text_20_body">PERIPETCHIKOFF: Ist ein wunderbares Auto. Ist eine exakte Kopie von 1937er Nash.</text:p>
      <text:p text:style-name="Text_20_body">MacNAMARA: [schenkt Champagner ein] Kein Interesse.</text:p>
      <text:p text:style-name="Text_20_body">[Ingeborg tanzt jetzt auf dem Tisch]</text:p>
      <text:p text:style-name="Text_20_body">PERIPETCHIKOFF: [wischt sich die Stirn]Wir geben Ihnen chinesische Zigaretten. Armenische Teppiche. Bulgarischer Joghurt.</text:p>
      <text:p text:style-name="Text_20_body">MacNAMARA: Piffl oder nichts. </text:p>
      <text:p text:style-name="Text_20_body">PERIPETCHIKOFF: [versucht Ingeborg unter den Rock zu schauen, zu MacNamara] Bevor wir einen Deal abschließen, wollen wir Inspektionsrecht.</text:p>
      <text:p text:style-name="Text_20_body">MacNAMARA: Veto!</text:p>
      <text:p text:style-name="Text_20_body">PERIPETSCHIKOFF: Dachte ich mir.</text:p>
      <text:p text:style-name="Text_20_body">MacNAMARA: [schaut auf die Taschenuhr] Es ist fünf Uhr, und wir kommen nicht voran. [steht]</text:p>
      <text:p text:style-name="Text_20_body">PERIPETCHIKOFF: Noch eine Minute, bitte. Konferenz.[Er winkt seinen Begleitern. Sie gehen vom Tisch weg und versammeln sich kurz auf der Erhöhung vor der Hauptbühne]</text:p>
      <text:p text:style-name="Text_20_body">PERIPETCHIKOFF: [auf Russisch] Also, Genossen, was sollen wir tun? Er hat es, wir wollen es. Werden wir diesen erpresserischen kapitalistischen Deal akzeptieren?</text:p>
      <text:p text:style-name="Text_20_body">[MC kommt auf die Bühne und übersetzt]</text:p>
      <text:p text:style-name="Text_20_body">MISHKIN: Lasst uns abstimmen!</text:p>
      <text:p text:style-name="Text_20_body">PERIPETCHIKOFF: Ich stimme mit Ja.</text:p>
      <text:p text:style-name="Text_20_body">MISCHKIN: ich stimme mit ja.</text:p>
      <text:p text:style-name="Text_20_body">PERIPETCHIKOFF: Zwei von drei. Der Deal steht.</text:p>
      <text:p text:style-name="Text_20_body">BORODENKO: Genossen, bevor ihr in Schwierigkeiten geratet, ich muss euch warnen, das bin ich nicht wirklich vom Soft Drink Sekretariat [zieht ein metallenes Identifikationsschild aus seiner <text:soft-page-break/>Tasche] Ich bin ein zugewiesener KGB-Agent um euch zu beobachten.</text:p>
      <text:p text:style-name="Text_20_body">MISCHKIN: In diesem Fall stimme ich mit Nein. Kein Deal!</text:p>
      <text:p text:style-name="Text_20_body">BORODENKO: [seine Augen sind auf Ingeborg gerichtet] Aber ich stimme mit Ja.</text:p>
      <text:p text:style-name="Text_20_body">PERIPETSCHIKOFF: [strahlend] Wieder zwei von drei! Der Deal gilt!</text:p>
      <text:p text:style-name="Text_20_body">[Alle drei schauen gierig zu Ingeborg hinüber]</text:p>
      <text:h text:style-name="P12" text:outline-level="1">DDR 2: Verhör</text:h>
      <text:p text:style-name="Text_20_body">[Auf der rechten Seitenbühne ist ein düsterer, karger Raum zu sehen. Unter einem grellen Licht in dem sonst düsteren Raum sitzt Otto, hager, zerzaust, verzweifelt schläfrig. Bei ihm steht ein Vernehmungsbeamter. Eine Stenografin, ebenfalls in Uniform, sitzt an einem Schreibtisch, die Finger über einer Schreibmaschinentastatur. Auf einem Tisch vor Otto liegt die belastende Kuckucksuhr.]</text:p>
      <text:p text:style-name="Text_20_body">OTTO: [stöhnt mit der Stirn auf der Tischplatte]</text:p>
      <text:p text:style-name="Text_20_body">VERHÖRER: Nochmal... Sind Sie ein amerikanischer Spion?</text:p>
      <text:p text:style-name="Text_20_body">OTTO: [hebt den Kopf und ruft verzweifelt] Nein!</text:p>
      <text:p text:style-name="Text_20_body">VERHÖRER: Für wen arbeiten Sie... die CIA?</text:p>
      <text:p text:style-name="Text_20_body">OTTO: Nein! Ich will schlafen! [Sein Kopf fällt nach vorn auf den Tisch, er schläft. Der Vernehmungsbeamte stößt den Tisch weg – und Otto muss sich fangen, um nicht zu fallen. Die Stenografin schaut teilnahmslos zu. Der Verhörer packt Otto nun an den Haaren und reißt seinen Kopf hoch, so dass ihm das Licht in die Augen fällt.</text:p>
      <text:p text:style-name="Text_20_body">OTTO: [lallend] ... ich halte das nicht mehr aus, ich kann nicht mehr. Lasst mich endlich schlafen... [Er hebt den Arm, um seine Augen vor dem Licht zu schützen]</text:p>
      <text:p text:style-name="Text_20_body">VERHÖRER: Sind Sie ein amerikanischer Spion?</text:p>
      <text:p text:style-name="Text_20_body">OTTO: [verzweifelt] Aufhören, bitte ...</text:p>
      <text:p text:style-name="Text_20_body">VERHÖRER: Sind Sie ein Geheimagent der USA?</text:p>
      <text:p text:style-name="Text_20_body">OTTO; Ich ... ja, ich gestehe!</text:p>
      <text:p text:style-name="Text_20_body">VERHÖRER: Was gestehen Sie?!</text:p>
      <text:p text:style-name="Text_20_body">OTTO Alles!</text:p>
      <text:p text:style-name="Text_20_body">VERHÖRER: Sind Sie ein amerikanischer Spion?</text:p>
      <text:p text:style-name="Text_20_body">OTTO: Ja! Ich bin ein amerikanischer Spion! [jetzt fängt die Stenograf wie verrückt zu tippen] Ja, ich arbeite für die CIA! Ja, ich werde von der Wall Street bezahlt! Ja, Ich bin ein Geheimagent von der USA...</text:p>
      <text:p text:style-name="Text_20_body">VERHÖRER: [reißt das nun maschinengeschriebene Geständnis aus der Maschine, schiebt es Otto vor die Nase und gibt ihm einen Stift.] Unterschreiben!</text:p>
      <text:p text:style-name="Text_20_body">[Otto hält den Stift schlaff und schafft es kaum, seinen Namen zu unterschreiben bevor er wieder einschläft. Als der Vernehmer das unterschriebene Geständnis entgegennimmt, öffnet sich die Tür und die drei russischen Kommissare eintreten. Borodenko nähert sich dem Vernehmenden und zeigt seine Identifikationsmarke vor.]</text:p>
      <text:p text:style-name="Text_20_body">BORODENKO: Borodenko von der Geheimen Russischen Polizei. Haben Sie einen Gefangenen namens Piffl?</text:p>
      <text:p text:style-name="Text_20_body">VERHÖRER: [zeigt auf Otto] Jawohl.</text:p>
      <text:p text:style-name="Text_20_body">BORODENKO: Wir wollen ihn. Wir nehmen ihn gleich mit.</text:p>
      <text:p text:style-name="Text_20_body">VERHÖRER: Jawohl. [hält Geständnis hin] Hier ist sein Gestandnis – er ist ein amerikanischer Spion.</text:p>
      <text:p text:style-name="Text_20_body">BORODENKO: <text:s/>Ein amerikanischen Spion? Einen Moment. [Er gesellt sich wieder zu seinen <text:soft-page-break/>beiden Begleitern und sie drängen sich zusammen. Sie sprechen miteinander russisch, der MC kommt zur Übersetzung wieder auf die Bühne]</text:p>
      <text:p text:style-name="Text_20_body">BORODENKO: Hast du das gehört? Er ist ein geständiger, amerikanischer Spion...</text:p>
      <text:p text:style-name="Text_20_body">MISCHKIN: In diesem Fall möchte ich damit nichts zu tun haben. Wenn sie das jemals herausfinden in Moskau.</text:p>
      <text:p text:style-name="Text_20_body">PERIPETCHIKOFF Er hat recht. Keine Sekretärin ist dieses Risiko wert.</text:p>
      <text:p text:style-name="Text_20_body">BORODENKO: Andererseits... warum sollten sie das in Moskau herausfinden? Ich werde sie nicht informieren.</text:p>
      <text:p text:style-name="Text_20_body">MISCHKIN: Aber wenn sie es herausfinden... ?</text:p>
      <text:p text:style-name="Text_20_body">BORODENKO: Dann überqueren wir einfach die Grenze nach West-Berlin.</text:p>
      <text:p text:style-name="Text_20_body">PERIPETCHIKOFF: Das ist leicht für Sie zu sagen... Sie sind Junggeselle. Aber wenn ich überlaufe, wissen, was sie meiner Familie antun werden? Sie werden sie an einer Wand aufstellen und erschießen. Meine Frau und meine Schwiegermutter und meine Schwägerin und meinen Schwager... [fängt an zu grinsen] Genossen, lasst es uns tun!</text:p>
      <text:h text:style-name="Heading_20_1" text:outline-level="1">Strasse 3: Austausch</text:h>
      <text:p text:style-name="Text_20_body">[Die russische Kommission kommt mit dem fast bewusstlosen Otto vom rechten Teil der Bühne vor die Hauptbühne. In Opposition auf der linken Seite warten MacNamara, der als Ingeborg verkleidete Schlemmer und Fritz. Auf der Hauptbühne steht weiter MacNamaras Wagen]</text:p>
      <text:p text:style-name="Text_20_body">PERIPETSCHIKOFF: [ruft herüber zu MacNamara] Sie wollen uns täuschen, was? Sie sagen, er ist Kuckucksuhr-Dieb, jetzt ist er ein amerikanischer Spion.</text:p>
      <text:p text:style-name="Text_20_body">OTTO: [ohne wirklich zu sich zu kommen] Ich bin ein amerikanischer Spion! </text:p>
      <text:p text:style-name="Text_20_body">PERIPETCHIKOFF: [Peripetchikoff hält Otto die Hand vor den Mund] Pssst. [zu MacNamara] Bringen Sie ihn lieber hier raus bevor wir alle in Schwierigkeiten geraten.</text:p>
      <text:p text:style-name="Text_20_body">MacNAMARA: Richtig [er läuft mit Schlemmer, der sein Gesicht mit Hut und Händen verbirgt, los in Richtung des Podestes vor der Bühne. Auf der anderen Seite geht Peripetchikoff mit Otto und diesen stützend ebenso los. Sie treffen sich auf dem Podest]</text:p>
      <text:p text:style-name="Text_20_body">MacNAMARA: Es ist ein Vergnügen, Geschäfte mit euch zu machen, Jungs. </text:p>
      <text:p text:style-name="Text_20_body">[er nimmt den besinnungslosen Otto, Peripetchikoff nimmt Schlemmer an die Hand. Beide machen sich auf den Weg zurück auf ihre Seite vor der Hauptbühne. Fritz hilft MacNamara, mit Otto schnell ans Auto zu kommen, sie steigen ein und fahren sichtbar los. Währenddessen kommt Peripetchikoff bei seinen Kollegen an und sie beginnen mit der Inspektion von Ingeborg, die sich als verkleideter Schlemmer entpuppt.]</text:p>
      <text:p text:style-name="Text_20_body">PERIPETSCHIKOFF: [auf russisch, ohne Übersetzung durch MC] Er hat uns schon wieder reingelegt!</text:p>
      <text:p text:style-name="Text_20_body">[Sie lassen Schlemmer los, und er fällt noch einmal auf sein Gesicht.]</text:p>
      <text:p text:style-name="Text_20_body">MISCHKIN: Schnell, Kameraden. Wir müssen sie einholen, bevor sie durch das Brandenburger Tor fahren. [Sie eilen zu ihrem Auto, springen hinein und starten den Motor.]</text:p>
      <text:p text:style-name="Text_20_body">[Schlemmer ab. Neben Fritz auf dem Vordersitz taucht die echte Ingeborg auf, in Unterwäsche und in einen Mantel gehüllt. Hinten sitzt MacNamara, danaben der schlafende Otto]</text:p>
      <text:p text:style-name="Text_20_body">INGEBORG: Diese Russen, ich hoffe, sie sind nicht allzu enttäuscht.</text:p>
      <text:p text:style-name="Text_20_body">MacNAMARA: Das ist ihr Problem.</text:p>
      <text:p text:style-name="Text_20_body">INGEBORG: Eigentlich waren sie sehr süß. Ich kann mich nicht entscheiden, welcher mir am besten gefallen hat, der große Dicke oder der Glatzkopf.</text:p>
      <text:p text:style-name="Text_20_body">MacNAMARA: Das ist Schlemmers Problem.</text:p>
      <text:p text:style-name="Text_20_body">[Hinter ihnen taucht der Wagen der Kommission auf, Fritz blickt in den Rückspiegel]</text:p>
      <text:p text:style-name="Text_20_body">MacNAMARA: Fritz, was ist das hinter uns?</text:p>
      <text:p text:style-name="Text_20_body">FRITZ: [richtet den Rückspiegel etwas] Sieht aus wie ein 1937er Nash.</text:p>
      <text:p text:style-name="Text_20_body">MacNAMARA: Okay, gib Gas, hänge sie ab!</text:p>
      <text:p text:style-name="Text_20_body">[Der Mercedes nimmt Fahrt auf. <text:s/>Das russische Autoversucht in regelmäßigen Abständen mitzuhalten. Es fallen mehr und mehr Teile ab. Fritz fährt ein paar geschickte Manöver und die Russen bleiben auf der Seite der Bühne zunächst hängen. Ein Grenzpolizist kommt durch den Zuschauerraum, stellt sich auf das Podest und hält MacNamaras Wagen an]</text:p>
      <text:p text:style-name="Text_20_body">POLIZIST: Halt!</text:p>
      <text:p text:style-name="Text_20_body"><text:soft-page-break/>MacNAMARA: [streckt den Kopf raus durch das Fenster] Sie erinnern sich bestimmt an uns. Wir haben es früher geschafft.</text:p>
      <text:p text:style-name="Text_20_body">POLIZIST: [streng] Warten Sie hier! [Er geht auf das Wachhaus zu.]</text:p>
      <text:p text:style-name="Text_20_body">OTTO: Ich bin ein amerikanischer Spion! </text:p>
      <text:p text:style-name="Text_20_body">[MacNamara hält Otto die Hand vor den Mund und wirft einen Blick zu dem Polizisten, um sicherzugehen, dass er nichts mitgehört habten. Der Polizist kommt gerade aus dem Wachhaus zurück und trägt das Sixpack leerer Coca-Cola-Flaschen. Er reicht es durch das offene Fenster an MacNamara]</text:p>
      <text:p text:style-name="Text_20_body">POLIZIST: Hier ist Leergut.</text:p>
      <text:p text:style-name="Text_20_body">[Fritz schaut besorgt in den Rückspiegel, die Russen tauchen wieder auf. Borodenko lehnt sich aus dem Heckfenster und schreit]</text:p>
      <text:p text:style-name="Text_20_body">BORODENKO: Aufhalten! Aufhalten!</text:p>
      <text:p text:style-name="Text_20_body">[Der Polizist ist plötzlich alarmiert. Das Auto der Verfolger scheint außer Kontrolle zu geraten und fährt an MacNamara vorbei. Peripetchikoff hat das abgefallene Lenkrad in der Hand, Mischkin schreit]</text:p>
      <text:p text:style-name="Text_20_body">MISCHKIN: Stop! Stop!</text:p>
      <text:p text:style-name="Text_20_body">[Das russische Auto fällt auseinander, die drei Kommissionäre stürzen von der Bühne und bleiben bewusstlos liegen, Borodenko zuckt noch einmal kurz hoch und ruft]</text:p>
      <text:p text:style-name="Text_20_body">BORODENKO: Aufhalten...! [bleibt auch liegen. Der Polizist schaut interessiert von der Bühne auf die drei hinab]</text:p>
      <text:p text:style-name="Text_20_body">MacNAMARA: [ruhig zu Fritz] Lass uns weiterfahren. [Fritz gibt Gas und der Wagen verlässt die Szene]</text:p>
      <text:h text:style-name="Heading_20_1" text:outline-level="1">Büro 8: Das Erwachen</text:h>
      <text:p text:style-name="Text_20_body">[MacNamara, in Hemdsärmeln und mit gelockerter Krawatte, sitzt hinter dem Schreibtisch mit einem kleinen Handspiegel und rasiert sich mit einem Rasierapparat. Otto liegt schlafend auf der Couch, zugedeckt mit dem Mantel. Er rührt sich unruhig, stöhnt]</text:p>
      <text:p text:style-name="Text_20_body">OTTO: Ich bin ein amerikanischer Spion.</text:p>
      <text:p text:style-name="Text_20_body">MacNAMARA: [schaltet den Rasierapparat aus]Fall tot um!</text:p>
      <text:p text:style-name="Text_20_body">[Ingeborg kommt mit einer Tasse Kaffee durch die Tür und summt den Säbeltanz]</text:p>
      <text:p text:style-name="Text_20_body">MacNAMARA: Das reicht, Ingeborg! Hör auf damit!</text:p>
      <text:p text:style-name="Text_20_body">INGEBORG: Warum bist du so unfreundlich heute Morgen? Ich dachte alles sei wunderbar.</text:p>
      <text:p text:style-name="Text_20_body">MacNAMARA: So wunderbar! Kannst Du dir vorstellen, was passieren wird? Wenn die Hazeltines aus dem Flugzeug steigen und ihren neuen Schwiegersohn in die Arme nehmen? Und er dann sein großes rotes Maul aufmacht? [Otto murmelt im Schlaf. Zu Otto] Du Trottel! [zu Ingeborg] Wo bleibt Scarlett? Sie sollte hierher kommen.</text:p>
      <text:p text:style-name="Text_20_body">INGEBORG: Ich wünschte, Schlemmer würde hierher kommen. Oder mir wenigstens mein Kleid zurückbringen. [zeigt auf den Kaffee] Möchtest Du Milch? Zucker?</text:p>
      <text:p text:style-name="Text_20_body">MacNAMARA: Nur zwei Klumpen Benzedrin. Es ist wird ein harter Tag.</text:p>
      <text:p text:style-name="Text_20_body">[Scarlett stolziert durch den Zuschauerraum auf das Büro zu]</text:p>
      <text:p text:style-name="Text_20_body">MacNamara wendet sich vom Fenster ab und Ingeborg zu, die seinen Kaffee umrührt,</text:p>
      <text:p text:style-name="Text_20_body">MacNAMARA: [zu Ingeborg] Zieh dir lieber etwas an. Du hast schon Gänsehaut... [er nimmt sein Sakko vom Haken und wirft es Ingeborg zu. Sie zieht es sich über, während Scarlett herein kommt]</text:p>
      <text:p text:style-name="Text_20_body">SCARLETT: Wo ist er?</text:p>
      <text:p text:style-name="Text_20_body">MacNAMARA: Hör zu, Scarlett, bevor der Verrückte aufwacht muss ich mit dir reden. Es gibt nur einen Ausweg aus diesem Chaos.</text:p>
      <text:p text:style-name="Text_20_body">SCARLETT: [Scarlett drängt sich an ihm vorbei und eilt zur Couch] Otto! Otto, Liebling! [Sie schüttelt ihn] Otto! [seine Augen öffnen sich flüchtig] Ich bin es... Scarlett.</text:p>
      <text:p text:style-name="Text_20_body">OTTO: [benommen]Scarlett.</text:p>
      <text:p text:style-name="Text_20_body">SCARLETT: [küsst ihn] Liebling, ich habe etwas sehr spannendes zu erzählen.</text:p>
      <text:p text:style-name="Text_20_body">OTTO: [setzt sich auf, schaut sich verwirrt um] Wie bin ich hierhergekommen? [sein Blick fällt auf MacNamara] Sie! Ich sollte Ihnen den Schädel einschlagen!</text:p>
      <text:p text:style-name="Text_20_body">MacNAMARA: [schlürft Kaffee] Das ist Dankbarkeit. Nach all der Mühe, die ich auf mich genommen habe, um dich aus dem Gefängnis heraus zu bekommen.</text:p>
      <text:p text:style-name="Text_20_body">OTTO: [heftig] Du hast mich ins Gefängnis gebracht!</text:p>
      <text:p text:style-name="Text_20_body">MacNAMARA: Damit sind wir quitt.</text:p>
      <text:p text:style-name="Text_20_body">SCARLETT: [zu Otto, zärtlich] Weißt Du, gestern, als Du nicht aufgetaucht bist, bin ich ohnmächtig geworden.</text:p>
      <text:p text:style-name="Text_20_body">OTTO: [zeigt auf MacNamara] Das ist alles seine Schuld!</text:p>
      <text:p text:style-name="Text_20_body">MacNAMARA: Naja, nicht ganz:</text:p>
      <text:p text:style-name="Text_20_body">SCARLETT: [zu Otto] Willst du nicht hören, was der Arzt gesagt hat?</text:p>
      <text:p text:style-name="Text_20_body"><text:soft-page-break/>MacNAMARA: [zu Ingeborg]Hol ihm einen Kaffee. Er wird ihn gleich brauchen. [Ingeborg ab] </text:p>
      <text:p text:style-name="Text_20_body">OTTO: Von Ihnen brauche ich nichts.</text:p>
      <text:p text:style-name="Text_20_body">SCARLETT: Ich werde ein Baby bekommen.</text:p>
      <text:p text:style-name="Text_20_body">OTTO: [an MacNamara, drohend] Wenn meine Frau nicht hier wäre, und wenn sie nicht ein Baby bekommen würde... [Er bricht abrupt ab und starrt Scarlett mit offenem Mund an] Was?</text:p>
      <text:p text:style-name="Text_20_body">SCARLETT: Das stimmt.</text:p>
      <text:p text:style-name="Text_20_body">OTTO: Liebchen [Er packt Scarlett und wirbelt sie freudig herum]</text:p>
      <text:p text:style-name="Text_20_body">MacNAMARA; Das ist genau das, was die Welt braucht. Noch ein hüpfender, wackeliger Bolschewik.</text:p>
      <text:p text:style-name="Text_20_body">SCARLETT: Ich hatte solche Angst, du würdest es nicht wollen</text:p>
      <text:p text:style-name="Text_20_body">OTTO: Du kleine Närrin. Ich will Dutzende! [Er trägt sie zur Couch, hüllt sie in den Automantel, fürsorglich]</text:p>
      <text:p text:style-name="Text_20_body">SCARLETT: Ich auch.</text:p>
      <text:p text:style-name="Text_20_body">OTTO: Das tut auch die Partei. Sie ermutigen das. <text:s/>[zu MacNamara] Wir müssen den Westen übertreffen!</text:p>
      <text:p text:style-name="Text_20_body">MacNAMARA: [zu Scarlett] Ich habe gehört, sie haben jetzt einen neuen Plan. Anstatt einer Frau, die neun Monate braucht, um ein Baby zu bekommen, nehmen sie jetzt neun Frauen, die die Arbeit in einem Monat erledigen.</text:p>
      <text:p text:style-name="Text_20_body">OTTO: [ignoriert ihn] Sobald wir in Moskau ankommen, müssen uns auf die Warteliste setzen lassen für die Volksentbindungsstation und den Geburtshelfer des Volkes.</text:p>
      <text:p text:style-name="Text_20_body">SCARLETT: Nein, ich möchte meinen Arzt einfliegen lassen aus Atlanta. Und meine alte Nanny und und meine Gouvernante.</text:p>
      <text:p text:style-name="Text_20_body">OTTO: Wofür? Der Staat kümmert sich um alles. Im Alter von sechs Monaten wird das Baby wird in der Volkskrippe aufgenommen. Natürlich können wir es jeden zweiten Sonntag besuchen.</text:p>
      <text:p text:style-name="Text_20_body">SCARLETT: Jeden zweiten Sonntag?</text:p>
      <text:p text:style-name="Text_20_body">MacNAMARA: Du kannst ihm etwas Brei mitbringen und darin vielleicht eine Feile...</text:p>
      <text:p text:style-name="Text_20_body">OTTO: [zu MacNamara] Imperialistischer Handlanger! [zu Scarlett] Und natürlich sehen wir ihn auf der Parade zum ersten Mai... er wird vorbeimarschieren und wir können ihm zuwinken.</text:p>
      <text:p text:style-name="Text_20_body">MacNAMARA: Ihr könnt ihm auch auf Lenins Geburtstag zuwinken und an Juri Gagarins Geburtstag... das Kind wird viel marschieren.</text:p>
      <text:p text:style-name="Text_20_body">SCARLETT: Naja, wenigstens treibt es sich dann nicht auf der Straße herum.</text:p>
      <text:p text:style-name="Text_20_body">OTTO: [durchsucht seine Taschen] Die Tickets – wo sind die Tickets? Wir müssen herausfinden, wann der nächste Zug nach Moskau fährt.</text:p>
      <text:p text:style-name="Text_20_body">MacNAMARA: Vergiss es, Piffl. Du kannst nicht nach Moskau. Du kannst nicht einmal zurück nach Ost-Berlin.</text:p>
      <text:p text:style-name="Text_20_body">OTTO: Warum nicht?</text:p>
      <text:p text:style-name="Text_20_body">MacNAMARA: Weil Du ein amerikanischer Spion bist.</text:p>
      <text:p text:style-name="Text_20_body">OTTO: Wer hat das gesagt?</text:p>
      <text:p text:style-name="Text_20_body">MacNAMARA: Du selbst! Erinnerst du dich nicht an die letzte Nacht - die Polizeistation? Du hast <text:soft-page-break/>ein Geständnis unterschrieben...</text:p>
      <text:p text:style-name="Text_20_body">OTTO: [schlägt sich gegen die Stirn] Nein, nein, nein, nein.</text:p>
      <text:p text:style-name="Text_20_body">MacNAMARA: Ja, ja, ja, ja!</text:p>
      <text:p text:style-name="Text_20_body">SCARLETT: [zu Otto] Ist das nicht aufregend? Liebling, warum hast du es mir nicht gesagt?</text:p>
      <text:p text:style-name="Text_20_body">OTTO: Das stimmt nicht! Ich bin kein Spion!</text:p>
      <text:p text:style-name="Text_20_body">MacNAMARA: Das gibt einem zu denken, nicht wahr? Über all die anderen Geständnisse, die sie bekommen. Noch eine Stunde und Du hättest deine Schuld am biologischen Krieg in Laos gestanden.</text:p>
      <text:p text:style-name="Text_20_body">OTTO: Du hast mir das angetan!?</text:p>
      <text:p text:style-name="Text_20_body">MacNAMARA: Du meinst, ich habe dich gefoltert? Oder waren es deine kommunistischen Kumpels?</text:p>
      <text:p text:style-name="Text_20_body">OTTO: [packt ihn am Revers] Du wirst mit ihnen reden... du wirst ihnen sagen, dass es ein Trick war!</text:p>
      <text:p text:style-name="Text_20_body">MacNAMARA: Meinst du das ernst? Du glaubst, sie würden mir glauben? Einem Handlanger des Imperialismus?</text:p>
      <text:p text:style-name="Text_20_body">OTTO: Ich sollte dich umbringen!</text:p>
      <text:p text:style-name="Text_20_body">MacNAMARA: Bleib ruhig, Junge. Sonst landest Du in der Notaufnahme des Volkes. [Er stößt Otto auf die Couch. Otto, völlig verzweifelt, vergräbt den Kopf in den Händen. Scarlett kuschelt sich an ihn. Ingeborg kommt herein und bringt den Kaffee]</text:p>
      <text:p text:style-name="Text_20_body">SCARLETT: Otto, Liebling, wie sollen wir das Baby nennen?</text:p>
      <text:p text:style-name="Text_20_body">[Ein verdreckter Schlemmer, noch in Ingeborgs Kleidern, humpelt durch den Zuschauerraum. Sein Kleid ist zerrissen und schmutzig, sein sein Gesicht zeigt Bartstoppeln. Er kommt ins Büro]</text:p>
      <text:p text:style-name="Text_20_body">INGEBORG: Mein Kleid! Was hast du mit meinem Kleid gemacht?</text:p>
      <text:p text:style-name="Text_20_body">MacNAMARA: Schlemmer!?</text:p>
      <text:p text:style-name="Text_20_body">SCHLEMMER: [nimmt Haltung an und versucht, mit den Hacken zu schlagen... in High Heels] Ja, Sir! Es tut mir leid, dass ich mich nicht rasiert habe heute Morgen...</text:p>
      <text:p text:style-name="Text_20_body">INGEBORG: Schaut euch mein Kleid an – es ist ruiniert!</text:p>
      <text:p text:style-name="Text_20_body">MacNAMARA: Hatten Sie Probleme, aus Ostberlin herauszukommen?</text:p>
      <text:p text:style-name="Text_20_body">SCHLEMMER: Nein, aber ich hatte ein kleines Problem in West-Berlin. Ich wurde von einem amerikanischen Soldaten in einem Jeep aufgegabelt. Er wollte Fotos von mir machen, für etwas das Playboy heißt...</text:p>
      <text:p text:style-name="Text_20_body">MacNAMARA: Also gut, raus aus diesen albernen Klamotten, wir haben viel Arbeit zu tun!</text:p>
      <text:p text:style-name="Text_20_body">SCHLEMMER: Ja, Sir. Wenn ich meinen Anzug haben kann...?</text:p>
      <text:p text:style-name="Text_20_body">INGEBORG: Er ist in Ihrem Büro.</text:p>
      <text:p text:style-name="Text_20_body">[Schlemmer ab]</text:p>
      <text:p text:style-name="Text_20_body">SCARLETT: [Scarlett sitzt immer noch neben dem verzweifelten Otto auf der Couch, plappert drauflos] Und das Einkaufen wird so viel Spaß machen. Wir brauchen eine Wiege und ein Kinderbett und eine Babyausstattung... und wir müssen für ein paar Tage nach Paris fahren! Sie haben einige tolle Umstandsmode bei Christian Diors...</text:p>
      <text:p text:style-name="Text_20_body"><text:soft-page-break/>OTTO: [hebt den Kopf] Liebling, das musst du alles vergessen. Wir können uns nicht einmal Milch für das Baby leisten.</text:p>
      <text:p text:style-name="Text_20_body">SCARLETT: Oh, die Ärzte haben eine ganz neue Theorie - Milch ist das Schlimmste für Babys.</text:p>
      <text:p text:style-name="Text_20_body">OTTO: [Otto steht auf, geht vom Sofa weg. In der Tür steht MacNamara, hört zu] Verstehst du nicht, Scarlett? Ich bin durch, fertig, ausgespielt. Für die Kommunisten bin ich ein amerikanischer Spion - für die Amerikaner bin ich Kommunist. Ich habe nichts... kein Zuhause, keinen Job, nicht einmal mein Fahrrad.</text:p>
      <text:p text:style-name="Text_20_body">MacNAMARA: Das ist hart, alles was du hast ist eine reiche Frau.</text:p>
      <text:p text:style-name="Text_20_body">SCARLETT: [zu Otto] Er hat recht. Im Januar, wenn ich achtzehn werde, gibt Papa mir zehntausend Aktien von Coca-Cola.</text:p>
      <text:p text:style-name="Text_20_body">OTTO: Ich bin ein Arbeiter, kein Gigolo! Ich werde kein Geld von dir nehmen.</text:p>
      <text:p text:style-name="Text_20_body">MacNAMARA: Darauf könnte ich wetten! [zu Scarlett] Denn wenn dein Vater herausfindet, wen du geheiratet hast, wird er dich enterben...!</text:p>
      <text:p text:style-name="Text_20_body">SCARLETT: Ich fürchte Sie haben recht Papa kriegt schon einen Anfall, wenn ich nur Russische Eier bestelle.</text:p>
      <text:p text:style-name="Text_20_body">MacNAMARA: Sieht schlimm aus, nicht wahr? Aber es ist ein Glück, dass ich euch Kinder mag. Ich werde euch helfen, wenn dieser Idiot hier mitspielt. [zeigt auf Otto]</text:p>
      <text:p text:style-name="Text_20_body">OTTO: Fahr zur Hölle!</text:p>
      <text:p text:style-name="Text_20_body">[Ingeborg kommt aus dem Vorzimmer, immer noch im Regenmantel.]</text:p>
      <text:p text:style-name="Text_20_body">INGEBORG: Mr. Hazeltine, ein Anruf aus London!</text:p>
      <text:h text:style-name="Heading_20_1" text:outline-level="1">Büro 9: Hazeltine 2</text:h>
      <text:p text:style-name="Text_20_body">[links neben der Hauptbühne wird eine typische englische Telefonzelle beleuchtet, darin Mr. Hazeltine und seine Frau. Er trägt seinen Hut und hält ein Telegramm in der Hand, seine Frau eine Reisetasche]</text:p>
      <text:p text:style-name="Text_20_body">MacNAMARA: London? Oh-oh. Die Bluthunde kommen näher. [nimmt Telefon ab] Hello, Mr. Hazeltine? This is MacNamara..</text:p>
      <text:p text:style-name="Text_20_body">HAZELTINE: [wütend] MacNamara, I'm going to have your head for this!</text:p>
      <text:p text:style-name="Text_20_body">MacNAMARA: For what?</text:p>
      <text:p text:style-name="Text_20_body">HAZELTINE: What do you mean, - for what? We get off at the London airport to change planes, and there's this telegram waiting for me [liest] "Congratulations. You're going to be a grandfather. Signed, MacNamara" Is this your idea of a joke?</text:p>
      <text:p text:style-name="Text_20_body">MacNAMARA: No -- it's not my idea of a joke. [hält den Hörer zu, zu Scarlett] Hat jemand ein Telegram an deinen Vater geschickt?</text:p>
      <text:p text:style-name="Text_20_body">SCARLETT: Ja. Mrs. MacNamara.</text:p>
      <text:p text:style-name="Text_20_body">MacNAMARA: Oh, sie war das! [ins Telefon] Yes, it's true. We didn't want you to be too surprised when you got here...</text:p>
      <text:p text:style-name="Text_20_body">HAZELTINE: MacNamara, I send you a sweet, pure, innocent girl who isn't even eighteen yet and ... -- What?</text:p>
      <text:p text:style-name="Text_20_body">MacNAMARA: Don't worry, she's married...</text:p>
      <text:p text:style-name="Text_20_body">HAZELTINE: [zu Mrs. Hazeltine, erleichtert] It's all right, Melanie... she's married</text:p>
      <text:p text:style-name="Text_20_body">MRS. HAZELTINE: Thank Heaven.</text:p>
      <text:p text:style-name="Text_20_body">HAZELTINE: [ins Telefon] Wait a minute, MacNamara, not so fast... who exactly is she married to? </text:p>
      <text:p text:style-name="Text_20_body">MacNAMARA: Oh, I wouldn't worry about it. He's a wonderful boy [richtet seine Augen auf den zerzausten, unrasierten, finster blickenden Otto] ... handsome ... cultured ... comes from one of the best families in Europe. You'll be crazy about him. And we'll bring him along to the airport with us. Happy landing. [Legt auf]</text:p>
      <text:p text:style-name="Text_20_body">MacNAMARA: Schlemmer!</text:p>
      <text:h text:style-name="Heading_20_1" text:outline-level="1">Büro 10: Metamorphose 1</text:h>
      <text:p text:style-name="Text_20_body">OTTO: [zu MacNamara] Was machen sie jetzt?</text:p>
      <text:p text:style-name="Text_20_body">SCARLETT: All diese Lügen. Du kannst Papa nicht täuschen, so einfach ist das nicht.</text:p>
      <text:p text:style-name="Text_20_body">MacNAMARA: Ich habe nicht gesagt, dass es einfach sein würde. Aber wir können es auf jeden Fall versuchen.</text:p>
      <text:p text:style-name="Text_20_body">OTTO: [verdächtig] Was versuchen?</text:p>
      <text:p text:style-name="Text_20_body">MacNAMARA: [zu Scarlett] Wir werden diesen Landstreicher in einen perfekten Schwiegersohn verwandeln. [Er blickt auf die Uhr] ... und wir haben genau drei Stunden und zwei Minuten Zeit, um es zu schaffen</text:p>
      <text:p text:style-name="Text_20_body">SCARLETT: [geht ein Licht auf] Oh, ich verstehe. [zu Otto] Ist er nicht schlau?</text:p>
      <text:p text:style-name="Text_20_body">MacNAMARA: [schreit] Schlemmer!</text:p>
      <text:p text:style-name="Text_20_body">OTTO: Ich lehne kategorisch ab!</text:p>
      <text:p text:style-name="Text_20_body">SCHLEMMER: [kommt hereingestürzt und zieht gerade seine Jacke an] Entschuldigen Sie, Sir. Ich hatte Schwierigkeiten,aus dem Hüftgürtel herauszukommen. [schlägt mit den Absätzen und stopft sich noch das Hemd in die Hose]</text:p>
      <text:p text:style-name="Text_20_body">MacNAMARA: Schlemmer, ich will dass alle diese Leute da draußen alles fallen lassen und</text:p>
      <text:p text:style-name="Text_20_body">bereit für Befehle sind! Allgemeiner Alarm! Vollständige Mobilisierung!</text:p>
      <text:p text:style-name="Text_20_body">SCHLEMMER: [strahlend] Ach, wie in der guten alten Zeit! Ja, Sir! [hüpft davon]</text:p>
      <text:p text:style-name="Text_20_body">OTTO: Ich werde mich an diesem Plan nicht beteiligen.</text:p>
      <text:p text:style-name="Text_20_body">MacNAMARA: Okay. Wenn Sie Ihre Frau nicht lieben...</text:p>
      <text:p text:style-name="Text_20_body">OTTO: [laut] Ich bete sie an! [zu Scarlett, zärtlich] Du weißt, es gibt nichts, was ich nicht´für dich tun würde... [erhebt seine Stimme] aber ich werde meine Grundätze nicht kompromitieren.</text:p>
      <text:p text:style-name="Text_20_body">SCARLETT: [hält seine Hand] Und ich würde alles für dich tun, sogar wenn wir gemeinsam verhungern müssten, aber... wir können das Baby nicht bitten zu verhungern... nicht in seinem Alter.</text:p>
      <text:p text:style-name="Text_20_body">MacNAMARA: Siehst du? Du verärgerst deine Frau, denke an ihren Zustand.</text:p>
      <text:p text:style-name="Text_20_body">OTTO: Ich lasse mich nicht zum Kapitalisten machen!</text:p>
      <text:p text:style-name="Text_20_body">MacNAMARA: Sobald Du als Schwiegersohn einen guten Stand hast, ist es mir egal, was du machst. Du kannst die Formel für Coca stehlen und dich wieder mit Moskau versöhnen. Aber heute Mittag wirst du aussehen und dich benehmen wie ein Gentleman!</text:p>
      <text:p text:style-name="Text_20_body">SCHLEMMER: [kommt wieder herein] Alle auf ihren Posten, und erwarten Ihre Befehle!</text:p>
      <text:p text:style-name="Text_20_body">MacNAMAR: Also gut, los geht‘s! Zuerst... Holen Sie einen Friseur und eine Maniküristin in das Büro! Weiter. Rufen Sie meinen Anwalt an... ich will ihn sofort hier haben! Weiter. Ich möchte mit dem Manager sprechen vom Berliner Hilton-Hotel! Weiter. Kontaktieren Sie den ...von ... wie-heißt-er-noch-gleich -- Sie wissen schon, dieser mottenzerfressene Graf – der im Cafe Wien rumhängt...</text:p>
      <text:p text:style-name="Text_20_body">SCHLEMMER: Graf von Droste-Schattenburg.</text:p>
      <text:p text:style-name="Text_20_body">MacNAMARA: Genau der. Ich möchte ihn sofort sehen.</text:p>
      <text:p text:style-name="Text_20_body">SCHLEMMER: Jawohl, Sir!</text:p>
      <text:p text:style-name="Text_20_body"><text:soft-page-break/>MacNAMARA: Und schick Ingeborg hierher... mit Block und Bleistift.</text:p>
      <text:p text:style-name="Text_20_body">SCHLEMMER: Jawohl, Sir!</text:p>
      <text:p text:style-name="Text_20_body">MacNAMARA: Schnell-machen. Eins, zwei, drei!</text:p>
      <text:p text:style-name="Text_20_body">SCHLEMMER: Jawoll!! [schlägt dreimal mit den Hacken und geht ab]</text:p>
      <text:p text:style-name="Text_20_body">MacNAMARA: [zu Scarlett] Wir sollten besser anfangen, ihn sauber zu machen. [zeigt auf das Podest vor der Bühne] Dort ist die Toilette.</text:p>
      <text:p text:style-name="Text_20_body">OTTO: Ich habe nichts vereinbart.</text:p>
      <text:p text:style-name="Text_20_body">MacNAMARA: Ist es gegen die Parteilinie sich zu waschen?</text:p>
      <text:p text:style-name="Text_20_body">SCARLETT: [nimmt Otto am Arm und führt ihn zum Podest] Komm schon, es tut kein bisschen weh.</text:p>
      <text:p text:style-name="Text_20_body">MacNAMARA: Auch wenn es wehtut... mit heißem Wasser und Seife!</text:p>
      <text:p text:style-name="Text_20_body">[Otto und Scarlett beginnen mit der Wäsche, inklusive Haarewaschen und Zähneputzen]</text:p>
      <text:p text:style-name="Text_20_body">INGEBORG: [kommt mit Block und Bleistift herein] Ja, Mr. MacNamara.</text:p>
      <text:p text:style-name="Text_20_body">MacNAMARA: Bereit?</text:p>
      <text:p text:style-name="Text_20_body">INGEBORG: Immer bereit!</text:p>
      <text:p text:style-name="Text_20_body">MacNAMARA: Rufe zunächst Reinhardt und Reinhardt an, Maßschneider, und lasse alles schicken, was sie in ihrem Laden haben an Einreihern, drei Knöpfe, schmales Revers, mittelgrau bis dunkelblau, Größe ... [er blickt zu Otto] 39, schlank. Weiter. Ruf den Kurzwarenhändler Pleschke an. Ich möchte einige Hemden sehen, Baumwolle, dicht gewebt, schlichte oder Tab-Kragen, Größe 15 1/2 – 34. Shorts... Nylon oder Baumwolle, Größe 32. Socken, französisches Chiffon, dunkle Töne, Größe ll 1/2. Krawatten, nicht zu breit, nicht zu schmal, nicht zu schick. Auch Pyjamas, Taschentücher, Manschettenknöpfe, Hosenträger usw. usw. Weiter. Rufe Hochstaetter's an und lasse ein paar Schuhe bringen, britisch oder italienisch, Braun und Schwarz, Größe 9B. [das Telefon klingelt und er nimmt ab] Ja, Fritz? Nein, Fritz - ich brauche dich. - Ob müde oder nicht, jeder arbeitet heute! [legt auf. Zu Ingeborg] Weiter. Rufe alle erstklassigen Hutmacher an, ich möchte eine Auswahl an Hüten, keine Porkpies, keine Tiroler Gamsbärte, Größe 7 und 3/8. Korrektur... nachdem wir seine Haare geschnitten haben... 7 und ein Achtel. Weiter. Rufe das Kaufhaus in der Tauenzienstraße an, sie sollen ein passendes Set von Herrentaschen bringen, Rindsleder oder Schweinsleder. Weiter. Rufe die Juweliere Ritz an, ich möchte eine Auswahl von goldenen Eheringen - auch Verlobungsringe sehen. Einzelner Diamant, nicht weniger als zwei Karat, nicht mehr als vier.</text:p>
      <text:p text:style-name="Text_20_body">[während er auf und ab geht, kommt er am Waschtisch vorbei, wo Otto und Scarlett mit dem Waschen beschäftigt sind]</text:p>
      <text:p text:style-name="Text_20_body">MacNAMARA: [zu Scarlett] Stelle sicher, dass er auch hinter den Ohren wäscht.</text:p>
      <text:p text:style-name="Text_20_body">[Otto starrt ihn wütend an]</text:p>
      <text:p text:style-name="Text_20_body">MacNAMARA: [zu Ingeborg] Weiter. Rufe Kottlers Restaurant an, lasse ein Deluxe-Sieben-Gänge-Menü und eine komplette Tischdekoration liefern. Weiter. Rufe einen Floristen an und lasse einen Blumenstrauß aus Chrysanthemen bringen. Auch zwei Boutonnieren, weiße Nelken.... Irgendwelche Fragen?</text:p>
      <text:p text:style-name="Text_20_body">INGEBORG: Ja. Kann ich nach Hause gehen und mir etwas zum Anziehen holen?</text:p>
      <text:p text:style-name="Text_20_body">MacNAMARA: In einer Zeit wie dieser? Gekleidet oder nackt, heute arbeiten alle! Und jetzt mach weiter... [Ingeborg ab]</text:p>
      <text:h text:style-name="Heading_20_1" text:outline-level="1">Büro 11: Metamorphose 2</text:h>
      <text:p text:style-name="Text_20_body">[Als Ingeborg das Büro verlässt, kommen ein BARBIER und eine MANIKÜRISTIN herein. Sie sind beide in Arbeitskitteln, der Friseur trägt seine Instrumente verstaut in einer Tasche und die Maniküristin hat ein Tablett in den Händen.]</text:p>
      <text:p text:style-name="Text_20_body">BARBIER: [zu MacNamara] Haare schneiden?</text:p>
      <text:p text:style-name="Text_20_body">MANIKÜRE: Maniküre?</text:p>
      <text:p text:style-name="Text_20_body">MacNAMARA: Nicht ich... er! [zeigt auf Otto] Einmal ordentlich Haare schneiden, rasieren und die Arbeiterhände in Form bringen. [holt einen Stuhl hinter dem Schreibtisch hervor und schiebt in zu den beiden]</text:p>
      <text:p text:style-name="Text_20_body">BARBIER: Jawohl.</text:p>
      <text:p text:style-name="Text_20_body">MANIKÜRE: Jawohl [sie nehmen die Stuhl und kommen damit zu Otto]</text:p>
      <text:p text:style-name="Text_20_body">OTTO: NEIN!</text:p>
      <text:p text:style-name="Text_20_body">MacNAMARA: Was meinst du mit nein?</text:p>
      <text:p text:style-name="Text_20_body">OTTO: Keine Maniküre! Es ist ein Symbol für bürgerliche Dekadenz und Unsicherheit...!</text:p>
      <text:p text:style-name="Text_20_body">MacNAMARA: Oh, sicher. In Russland fühle sich alle so sicher, dass sie sich die Nägel abkauen...</text:p>
      <text:p text:style-name="Text_20_body">SCARLETT: [nimmt Ottos Arm] Komm schon, Liebling, niemand wird das jemals wissen. Du kannst ja Handschuhe tragen.</text:p>
      <text:p text:style-name="Text_20_body">[Otto wird auf dem Stuhl platziert, Barbier und Maniküristin beginnen mit der Arbeit]</text:p>
      <text:p text:style-name="Text_20_body">OTTO: Handschuhe? Warum bittest du mich nicht auch noch, gestreifte Hosen tragen?</text:p>
      <text:p text:style-name="Text_20_body">MacNAMARA: [schnippt mit dem Finger und nimmt den Hörer in die Hand] Ingeborg? Wenn du mit dem Schneider sprichst, ich möchte auch gestreifte Hose, einen Morgenmantel und eine Weste sehen... </text:p>
      <text:p text:style-name="Text_20_body">[Während er auflegt, kommt Schlemmer herein]</text:p>
      <text:p text:style-name="Text_20_body">SCHLEMMER: Ich habe Graf von Droste-Schattenburg ausfindig gemacht</text:p>
      <text:p text:style-name="Text_20_body">MacNAMARA: Gut.</text:p>
      <text:p text:style-name="Text_20_body">[Rechtsanwalt ZEIDLITZ kommt herein. Er ist ein grauhaariger Mann Ende vierzig, trägt eine Aktentasche. Schlemmer geht ab]</text:p>
      <text:p text:style-name="Text_20_body">SCHLEMMER: Er arbeitet in der Herrentoilette im Kempinski Hotel.</text:p>
      <text:p text:style-name="Text_20_body">MacNAMARA: Wie schnell kann er hierher kommen?</text:p>
      <text:p text:style-name="Text_20_body">SCHLEMMER: Nun, das ist seine arbeitsreichste Zeit. Er möchte wissen, ob Sie dorthin kommen können.</text:p>
      <text:p text:style-name="Text_20_body">MacNAMARA: Absolut nicht.</text:p>
      <text:p text:style-name="Text_20_body">SCHLEMMER: Ich sage es ihm. Und Ihr Anwalt ist hier.</text:p>
      <text:p text:style-name="Text_20_body">MacNAMARA: [ruft] Kommen Sie rein, kommen Sie rein.</text:p>
      <text:p text:style-name="Text_20_body">ZEIDLITZ: Ah, Mr. MacNamara, ist das nicht ein herrlicher Tag?</text:p>
      <text:p text:style-name="Text_20_body">MacNAMARA: Hören Sie auf mit dem Geschwätz und hören Sie zu. Zeidlitz, hier ist, was ich von Ihnen will.</text:p>
      <text:p text:style-name="Text_20_body"><text:soft-page-break/>ZEIDLITZ: Es ist bereits geschehen, erfolgreich abgeschlossen. Die junge Dame kann sich als unverheiratet betrachten.</text:p>
      <text:p text:style-name="Text_20_body">MacNAMARA: Unverheiratet?</text:p>
      <text:p text:style-name="Text_20_body">ZEIDLITZ: [öffnet Aktentasche, nimmt Dokument heraus] Es war nicht einfach, aber ich habe es geschafft diese Heiratsurkunde aus den Ost-Berliner Akten zu befreien... Genau wie Sie es bestellt haben.</text:p>
      <text:p text:style-name="Text_20_body">MacNAMARA: Das ist diese verdammte deutsche Effizienz! Das ist alles, was ich jetzt brauche – ein uneheliches Baby in meinen Händen.</text:p>
      <text:p text:style-name="Text_20_body">ZEIDLITZ: Wie bitte?</text:p>
      <text:p text:style-name="Text_20_body">[Ein Mann kommt herein, in seinen Armen hoch aufgetürmt sind Schuhkartons.]</text:p>
      <text:p text:style-name="Text_20_body">SCHUHMANN: Ich bringe die Schuhe.</text:p>
      <text:p text:style-name="Text_20_body">MacNAMARA: Die Schuhe? Packen Sie sie aus dort aus [zeigt auf die Couch. Zu Zeidlitz] Ich möchte, dass Sie zurück nach Ost-Berlin gehen und die Heiratsurkunde wieder zurück in die Akten legen.</text:p>
      <text:p text:style-name="Text_20_body">ZEIDLITZ: [packt das Dokument zurück in die Aktentasche] Wenn Sie meinen...</text:p>
      <text:p text:style-name="Text_20_body">MacNAMARA: Aber zuerst möchte ich, dass Sie einige Adoptionspapiere erstellen.</text:p>
      <text:p text:style-name="Text_20_body">ZEIDLITZ: Für das Baby?</text:p>
      <text:p text:style-name="Text_20_body">MacNAMARA: Nein. Für Otto Ludwig Piffl. Wir werden ihn von einem echten, ehrlichen, blaublütigen Aristokraten adoptieren lassen.</text:p>
      <text:p text:style-name="Text_20_body">ZEIDLITZ: Oh, ein Baron?</text:p>
      <text:p text:style-name="Text_20_body">MacNAMARA: Besser als das. Der Typ, der in der Herrentoilette vom Kempinski arbeitet.</text:p>
      <text:p text:style-name="Text_20_body">ZEIDLITZ: Wer?</text:p>
      <text:p text:style-name="Text_20_body">MacNAMARA: Lassen Sie das Feld für den Namen frei. Ich habe den Deal noch nicht gemacht. Jetzt an die Arbeit. </text:p>
      <text:p text:style-name="Text_20_body">[Zeidlitz ab, MacNamara wendet sich an den Schuhmacher, der inzwischen alle Kisten geöffnet hat und die Schuhe auf die Couch gelegt hat]</text:p>
      <text:p text:style-name="Text_20_body">MacNAMARA: Weiter... Schuhe! [geht die Reihe an der Couch entlang] Nein, nein, nichts mit Quasten. Die sind in Ordnung. Alligator? Das ist für Bandleader. Diese sind okay. Okay. [hebt einen Korbgeflechtschuh auf, hält ihn ins Licht] Völlig inakzeptabel... voller Löcher.</text:p>
      <text:p text:style-name="Text_20_body">[Der SCHNEIDER kommt, schiebt einem rollenden Kleiderständer mit einem Dutzend Anzüge darauf, einige davon erst halb fertig.]</text:p>
      <text:p text:style-name="Text_20_body">SCHNEIDER: Guten Morgen, Rheinhardt... von Rheinhardt und Rheinhardt.</text:p>
      <text:p text:style-name="Text_20_body">MacNAMARA: Bin gleich bei Ihnen [zum Schuhmacher] Ich nehme diese... und diese... aber nicht diese.[zum Scheider] Was haben wir denn nun hier?</text:p>
      <text:p text:style-name="Text_20_body">SCHNEIDER: Neuester englischer Stil. Alle Stoffe importiert.</text:p>
      <text:p text:style-name="Text_20_body">MacNAMARA: [geht durch die Anzüge] Zu laut. Zu leise. Der ist gut, aber nehmen Sie die Polsterung aus den Schultern. Das ist nicht schlecht. Gürtel hinten? Ich dachte, das ist schon mit den hochgeknöpften Schuhen aus der Mode gekommen.</text:p>
      <text:p text:style-name="Text_20_body">SCHUHMACHER: [elektrifiziert] Hochgeknöpfte Schuhe? Ich habe welche genau hier. [hält sie hoch]</text:p>
      <text:p text:style-name="Text_20_body"><text:soft-page-break/>MacNAMARA: [zum Schuhmacher] macht nichts, nehmen Sie das Zeug mit. [zum Scheider] Ich brauche diese fertig in zwei Stunden.</text:p>
      <text:p text:style-name="Text_20_body">SCHNEIDER: In zwei Tagen...</text:p>
      <text:p text:style-name="Text_20_body">MacNAMARA: Nein, zwei Stunden. Und wo ist der Morgenmantel und die gestreifte Hosen?</text:p>
      <text:p text:style-name="Text_20_body">SCHNEIDER: Mein Assistent bringt sie,</text:p>
      <text:p text:style-name="Text_20_body">MacNAMARA: Die möchte ich sofort angepasst haben.</text:p>
      <text:p text:style-name="Text_20_body">[Der Schuhhändler ist inzwischen gegangen, jonglierend mit mehreren Kartons voller Schuhe, und ein JUWELIER ist ins Büro gekommen, mit einer flachen schwarzen Schachtel]</text:p>
      <text:p text:style-name="Text_20_body">JUWELIER: [kommt an MacNamara heran und öffent die Schachtel] Schmuck.</text:p>
      <text:p text:style-name="Text_20_body">MacNAMARA: Oh... kommen Sie mit mir [zum Schneider] Sie auch. [Er geht nach vorne zur Toilette, gefolgt vom Juwelier und dem Schneider, der sein Gestell schiebt. Dort sind Barbier und Manikürin weiter zugange, der Schuhmacher versucht Otto Schuhe anzuprobieren]</text:p>
      <text:p text:style-name="Text_20_body">OTTO: [zur Manikürin] Ein starkes, gesundes Mädchen wie du... Du solltest keine Nägel schneiden, sondern Weizen in der Ukraine.</text:p>
      <text:p text:style-name="Text_20_body">SCARLETT: [zum Friseur] Nein, nein – lassen Sie es noch ein bisschen an den Seiten</text:p>
      <text:p text:style-name="Text_20_body">MacNAMARA: [zu Scarlett, zeigt auf die Schachtel des Juweliers] Such dir ein paar Eheringe aus.</text:p>
      <text:p text:style-name="Text_20_body">SCHUHMANN: [zu Otto] Linker Fuß, bitte...</text:p>
      <text:p text:style-name="Text_20_body">SCARLETT: [zeigt ein Paar Ringe zu Otto] Gefallen dir diese?</text:p>
      <text:p text:style-name="Text_20_body">OTTO: Gold? Niemals. Ich bevorzuge den ehrlichen Stahl der Kanonen von Stalingrad.</text:p>
      <text:p text:style-name="Text_20_body">MacN AMARA: Ihr redet immer über Abrüstung. Wir könnten genau hier und jetzt damit beginnen!</text:p>
      <text:p text:style-name="Text_20_body">SCHUHMACHER: [zu Otto] Stehen Sie bitte auf. </text:p>
      <text:p text:style-name="Text_20_body">[Otto steht auf. Der Friseur und die Manikürin arbeiten weiter an ihm in der neuen Position, während der Schuhmacher den Spann seiner Schuhe ertastet, und MacNamara steckt ihm den goldenen Ring an den Finger.]</text:p>
      <text:p text:style-name="Text_20_body">MacNAMARA: [zu Scarlett] Er gibt dir auch einen Verlobungsring.</text:p>
      <text:p text:style-name="Text_20_body">SCARLETT: Ist er das?</text:p>
      <text:p text:style-name="Text_20_body">OTTO: [zum Schuhmacher] Sie sind zu groß.</text:p>
      <text:p text:style-name="Text_20_body">SCHUHMACHER: Ich gehe davon aus, dass der Herr Socken tragen wird.</text:p>
      <text:p text:style-name="Text_20_body">OTTO: Nicht, wenn ich es verhindern kann.</text:p>
      <text:p text:style-name="Text_20_body">SCHNEIDER: [hat inzwischen ein Maßband um Ottos Taille gelegt] Taille, einunddreißig, .</text:p>
      <text:p text:style-name="Text_20_body">BARBIER: [zu Ctto] Setzen Sie sich bitte. </text:p>
      <text:p text:style-name="Text_20_body">SCARLETT: [hat sich nun einen Diamantring aus der Juwelierschachtel gesucht] Ich will diesen hier.</text:p>
      <text:p text:style-name="Text_20_body">MacNAMARA: [zum Juwelier] Wie viel?</text:p>
      <text:p text:style-name="Text_20_body">JUWELIER: Achttausend Mark,</text:p>
      <text:p text:style-name="Text_20_body">SCARLETT: [küsst Otto auf die Stirn] Danke, Liebling. [Sie setzt den Ring auf]</text:p>
      <text:p text:style-name="Text_20_body">OTTO: Warte [er springt auf] Wer bezahlt diesen ganzen Unsinn?</text:p>
      <text:p text:style-name="Text_20_body">MacNAMARA: Entspann dich. Du hast Vermögenswerte... all diese Coca-Cola-Aktien!</text:p>
      <text:p text:style-name="Text_20_body"><text:soft-page-break/>OTTO: Sie erwarten von mir, dass ich auf meinem Vermögen sitzen bleibe und nur Zeitung lese?</text:p>
      <text:p text:style-name="Text_20_body">SCARLETT: Keine Sorge, das Baby kann doch Zeitung lesen. Und wir werden das ganze Geld in seinem Namen verwalten.</text:p>
      <text:p text:style-name="Text_20_body">SCHUHMACHER: [zu Otto] Setzen Sie sich bitte. [Otto setzt sich, und der Schuhmacher beginnt, ein weiteres Paar Schuhe anzuziehen. Die anderen arbeiten unbeeindruckt an Otto weiter]</text:p>
      <text:p text:style-name="Text_20_body">OTTO: Ich werde meinen Sohn nicht als Kapitalist groß werden lassen.</text:p>
      <text:p text:style-name="Text_20_body">SCARLETT: Wenn er achtzehn ist, kann er für sich selbst entscheiden ob er ein Kapitalist oder ein reicher Kommunist sein will.</text:p>
      <text:p text:style-name="Text_20_body">[Inzwischen hat das Telefon geklingelt und MacNamara nimmt ab.]</text:p>
      <text:p text:style-name="Text_20_body">MacNAMARA: [ins Telefon] Ja? Wer? Der Manager des Berlin Hilton? Stellen Sie ihn durch.</text:p>
      <text:p text:style-name="Text_20_body">[Der SCHNEIDERGEHILFE kommt herein, die gestreifte Hose tragend, weiße Weste und Cutaway auf einem Kleiderbügel.]</text:p>
      <text:p text:style-name="Text_20_body">MacNAMARA: [zum Schneidergehilfen] Da drüben [deutet zu Otto. Ins Telefon] Hallo? Ich möchte die Hochzeits-Suite reservieren. Ja, ich checke heute ein. Ich habe nicht gefragt, wie viel es kostet! Dies ist für den Schwiegersohn eines amerikanischen Millionärs. Doppelbett natürlich... und Seidenbettwäsche...</text:p>
      <text:p text:style-name="Text_20_body">SCARLETT: [zu MacNamara] Sagen Sie ihnen, wir brauchen keinen Tisch und keine Stühle. Wir werden alle unsere Mahlzeiten im Bett einnehmen.</text:p>
      <text:p text:style-name="Text_20_body">MacNAMARA: [ins Telefon] Keine Seidenlaken.... Machen Sie eine Tischdecke und zwei Servietten daraus.[legt auf]</text:p>
      <text:p text:style-name="Text_20_body">OTTO: Seidenlaken! Diamantringe! Hochzeitssuiten! Was ist das... Dolce Vita?</text:p>
      <text:p text:style-name="Text_20_body">[Der Schneider und sein Gehilfe greifen sich jeweils ein Hosenbein und beginnen Ottos Cordhose auszuziehen]</text:p>
      <text:p text:style-name="Text_20_body">OTTO: [hält seine Hose fest] Hey, was machst ihr? Sind Sie verrückt? Scarlett – hilf mir!</text:p>
      <text:p text:style-name="Text_20_body">SCHLEMMER: [kommt herein und nähert sich MacNamara] Der Kurzwarenhändler ist da.</text:p>
      <text:p text:style-name="Text_20_body">INGEBORG: [kommt herein] Es ist ein Zeitungsmann hier vom Tageblatt</text:p>
      <text:p text:style-name="Text_20_body">MacNAMARA: Nicht heute [Ingeborg ab]</text:p>
      <text:p text:style-name="Text_20_body">[Der Kurzwarenhändler kommt herein und breitet seine Waren aus. Kisten mit Hemden, Shorts, Pyjamas, Taschentüchern, Socken, Krawatten, Bademänteln]</text:p>
      <text:p text:style-name="Text_20_body">MacNAMARA: [zeigt auf Hemden] Nein, nein – nur weiße Hemden, zwei Dutzend. Und mit Umschlagmanschetten.</text:p>
      <text:p text:style-name="Text_20_body">KURZWARENHÄNDLER: Jawohl</text:p>
      <text:p text:style-name="Text_20_body">MacNAMARA: Taschentücher, okay. Socken, okay... wenn er Einwände hat, müssen wir eben seine Füße schwarz anmalen.</text:p>
      <text:p text:style-name="Text_20_body">KURZWARENHÄNDLER: Jawohl.</text:p>
      <text:p text:style-name="Text_20_body">MacNAMARA: Wo sind die Pyjamas?</text:p>
      <text:p text:style-name="Text_20_body">KURZWARENHÄNDLER: Genau hier,</text:p>
      <text:p text:style-name="Text_20_body">MacNAMARA: [schaut sie durch] Okay... okay... [hebt ein Paar mit einem verrückten Muster hoch] Was ist das?</text:p>
      <text:p text:style-name="Text_20_body"><text:soft-page-break/>KURZWARENHÄNDLER: Sie sind wunderschön.</text:p>
      <text:p text:style-name="Text_20_body">MacNAMARA: Sie sind furchtbar!</text:p>
      <text:p text:style-name="Text_20_body">KURZWARENHÄNDLER: [sofort] Sie sind schrecklich!</text:p>
      <text:p text:style-name="Text_20_body">MacNAMARA: Schauen wir uns die Krawatten an. [der Kurzwarenhändler hält die Krawatten stolz vor seine Brust, MacNamara blättert durch] Ja, nix, ja, ja, definitiv nix... die hier ist die Beste.</text:p>
      <text:p text:style-name="Text_20_body">KURZWARENHÄNDLER: [überrascht] Das ist meine! [Er senkt die anderen Krawatten und enthüllt, dass MacNamara ihn an seiner Krawatte gepackt hat]</text:p>
      <text:p text:style-name="Text_20_body">MacNAMARA: Runter damit. Ich kaufe sie.</text:p>
      <text:p text:style-name="Text_20_body">[Als der Kurzwarenhändler seine Krawatte ablegt, öffnet sich die Tür und Phyllis kommt herein. Sie trägt einen Anzug und einen Hut, offensichtlich reiseferti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chapter text:display="number" text:outline-level="1"/><text:tab/><text:chapter text:display="name" text:outline-level="1"/><text:tab/><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4-23T09:49:04.95</dc:date>
    <dc:creator>Jirka Dell'Oro-Friedl</dc:creator>
    <meta:editing-duration>P19DT12M57S</meta:editing-duration>
    <meta:editing-cycles>119</meta:editing-cycles>
    <meta:generator>OpenOffice/4.1.15$Win32 OpenOffice.org_project/4115m2$Build-9813</meta:generator>
    <meta:document-statistic meta:table-count="1" meta:image-count="0" meta:object-count="1" meta:page-count="59" meta:paragraph-count="1182" meta:word-count="18784" meta:character-count="1209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19in"/>
    </style:style>
    <style:style style:name="co2" style:family="table-column">
      <style:table-column-properties fo:break-before="auto" style:column-width="0.2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3283in" fo:break-before="auto" style:use-optimal-row-height="false"/>
    </style:style>
    <style:style style:name="ro3" style:family="table-row">
      <style:table-row-properties style:row-height="0.1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font-name="Times New Roman"/>
    </style:style>
    <style:style style:name="ce2" style:family="table-cell" style:parent-style-name="Default">
      <style:table-cell-properties fo:wrap-option="wrap"/>
    </style:style>
    <style:style style:name="ce3" style:family="table-cell" style:parent-style-name="Default">
      <style:table-cell-properties fo:background-color="#eeeeee"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table-cell-properties fo:background-color="#eeeeee"/>
      <style:text-properties style:font-name="Times New Roman"/>
    </style:style>
    <style:style style:name="ce6" style:family="table-cell" style:parent-style-name="Default">
      <style:table-cell-properties fo:background-color="#eeeeee" style:rotation-angle="90"/>
    </style:style>
    <style:style style:name="ce7" style:family="table-cell" style:parent-style-name="Default" style:data-style-name="N0">
      <style:table-cell-properties fo:background-color="#eeeeee" style:diagonal-bl-tr="none" style:diagonal-tl-br="none" style:text-align-source="fix" style:repeat-content="false" fo:wrap-option="no-wrap" fo:border="none" fo:padding="0.0138in" style:rotation-angle="0" style:rotation-align="bottom" style:vertical-align="top"/>
      <style:paragraph-properties fo:text-align="start" fo:margin-left="0in"/>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8" style:family="table-cell" style:parent-style-name="Default">
      <style:table-cell-properties fo:background-color="#eeeeee" style:text-align-source="fix" style:repeat-content="false" style:vertical-align="top"/>
      <style:paragraph-properties fo:text-align="start"/>
    </style:style>
    <style:style style:name="ce9" style:family="table-cell" style:parent-style-name="Default">
      <style:table-cell-properties fo:background-color="#eeeeee"/>
    </style:style>
    <style:style style:name="ce10" style:family="table-cell" style:parent-style-name="Default">
      <style:text-properties style:font-name="Times New Roman"/>
    </style:style>
    <style:style style:name="ce11" style:family="table-cell" style:parent-style-name="Default">
      <style:table-cell-properties style:rotation-angle="90"/>
    </style:style>
    <style:style style:name="ce12"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start" fo:margin-left="0in"/>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3" style:family="table-cell" style:parent-style-name="Default">
      <style:table-cell-properties style:text-align-source="fix" style:repeat-content="false" style:vertical-align="top"/>
      <style:paragraph-properties fo:text-align="start"/>
    </style:style>
  </office:automatic-styles>
  <office:body>
    <office:spreadsheet>
      <table:table table:name="Tabelle1" table:style-name="ta1" table:print="false">
        <table:table-column table:style-name="co1" table:default-cell-style-name="ce2"/>
        <table:table-column table:style-name="co2" table:default-cell-style-name="ce9"/>
        <table:table-column table:style-name="co2" table:default-cell-style-name="Default"/>
        <table:table-column table:style-name="co2" table:default-cell-style-name="ce9"/>
        <table:table-column table:style-name="co2" table:number-columns-repeated="22" table:default-cell-style-name="Default"/>
        <table:table-column table:style-name="co3" table:default-cell-style-name="Default"/>
        <table:table-column table:style-name="co2" table:number-columns-repeated="5" table:default-cell-style-name="Default"/>
        <table:table-column table:style-name="co3" table:number-columns-repeated="992" table:default-cell-style-name="Default"/>
        <table:table-row table:style-name="ro1" table:number-rows-repeated="2">
          <table:table-cell table:style-name="ce1"/>
          <table:table-cell table:style-name="ce5"/>
          <table:table-cell table:style-name="ce10"/>
          <table:table-cell table:style-name="ce5"/>
          <table:table-cell table:style-name="ce10" table:number-columns-repeated="6"/>
          <table:table-cell table:number-columns-repeated="1014"/>
        </table:table-row>
        <table:table-row table:style-name="ro2">
          <table:table-cell/>
          <table:table-cell table:style-name="ce6" office:value-type="string">
            <text:p>MASTER OF CEREMONY (MC) </text:p>
          </table:table-cell>
          <table:table-cell table:style-name="ce11" office:value-type="string">
            <text:p>CC. R. MacNAMARA </text:p>
          </table:table-cell>
          <table:table-cell table:style-name="ce6" office:value-type="string">
            <text:p>OTTO LUDWIG PIFFL</text:p>
          </table:table-cell>
          <table:table-cell table:style-name="ce11" office:value-type="string">
            <text:p>SCARLETT HAZELTINE</text:p>
          </table:table-cell>
          <table:table-cell table:style-name="ce11" office:value-type="string">
            <text:p>PHYLLIS MacNAMARA</text:p>
          </table:table-cell>
          <table:table-cell table:style-name="ce11" office:value-type="string">
            <text:p>SCHLEMMER</text:p>
          </table:table-cell>
          <table:table-cell table:style-name="ce11" office:value-type="string">
            <text:p>INGEBORG</text:p>
          </table:table-cell>
          <table:table-cell table:style-name="ce11" office:value-type="string">
            <text:p>WENDELL P, HAZELTINE</text:p>
          </table:table-cell>
          <table:table-cell table:style-name="ce11" office:value-type="string">
            <text:p>FRAU HAZELTINE</text:p>
          </table:table-cell>
          <table:table-cell table:style-name="ce11" office:value-type="string">
            <text:p>PERIPETCHIKOFF</text:p>
          </table:table-cell>
          <table:table-cell table:style-name="ce11" office:value-type="string">
            <text:p>BORODENKO</text:p>
          </table:table-cell>
          <table:table-cell table:style-name="ce11" office:value-type="string">
            <text:p>MISHKIN</text:p>
          </table:table-cell>
          <table:table-cell table:style-name="ce11" office:value-type="string">
            <text:p>FRITZ</text:p>
          </table:table-cell>
          <table:table-cell table:style-name="ce11" office:value-type="string">
            <text:p>GRAF von DROSTE-SCHATTENBURG</text:p>
          </table:table-cell>
          <table:table-cell table:style-name="ce11" office:value-type="string">
            <text:p>DR. BAUER</text:p>
          </table:table-cell>
          <table:table-cell table:style-name="ce11" office:value-type="string">
            <text:p>JOURNALIST</text:p>
          </table:table-cell>
          <table:table-cell table:style-name="ce11" office:value-type="string">
            <text:p>FLIGHTCREW</text:p>
          </table:table-cell>
          <table:table-cell table:style-name="ce11" office:value-type="string">
            <text:p>BARBIER</text:p>
          </table:table-cell>
          <table:table-cell table:style-name="ce11" office:value-type="string">
            <text:p>MANIKÜRISTIN</text:p>
          </table:table-cell>
          <table:table-cell table:style-name="ce11" office:value-type="string">
            <text:p>SCHNEIDER</text:p>
          </table:table-cell>
          <table:table-cell table:style-name="ce11" office:value-type="string">
            <text:p>SCHUHMACHER</text:p>
          </table:table-cell>
          <table:table-cell table:style-name="ce11" office:value-type="string">
            <text:p>KURZWARENHÄNDLER</text:p>
          </table:table-cell>
          <table:table-cell table:style-name="ce11" office:value-type="string">
            <text:p>JUWELIER</text:p>
          </table:table-cell>
          <table:table-cell table:style-name="ce11" office:value-type="string">
            <text:p>BLUMENHÄNDLER</text:p>
          </table:table-cell>
          <table:table-cell table:style-name="ce11" office:value-type="string">
            <text:p>MALER</text:p>
          </table:table-cell>
          <table:table-cell table:style-name="ce11" table:number-columns-repeated="6"/>
          <table:table-cell table:number-columns-repeated="992"/>
        </table:table-row>
        <table:table-row table:style-name="ro3">
          <table:table-cell table:style-name="ce3" office:value-type="string">
            <text:p><text:s/>0.Prolog</text:p>
          </table:table-cell>
          <table:table-cell table:style-name="ce7" office:value-type="string">
            <text:p>X</text:p>
          </table:table-cell>
          <table:table-cell table:style-name="ce7" table:number-columns-repeated="25"/>
          <table:table-cell table:style-name="ce8" table:number-columns-repeated="997"/>
        </table:table-row>
        <table:table-row table:style-name="ro3">
          <table:table-cell table:style-name="ce4" office:value-type="string">
            <text:p><text:s/>1.Büro 1: Schlemmer</text:p>
          </table:table-cell>
          <table:table-cell table:style-name="ce7"/>
          <table:table-cell table:style-name="ce12" office:value-type="string">
            <text:p>X</text:p>
          </table:table-cell>
          <table:table-cell table:style-name="ce7"/>
          <table:table-cell table:style-name="ce12"/>
          <table:table-cell table:style-name="ce7"/>
          <table:table-cell table:style-name="ce12" office:value-type="string">
            <text:p>X</text:p>
          </table:table-cell>
          <table:table-cell table:style-name="ce7"/>
          <table:table-cell table:style-name="ce12"/>
          <table:table-cell table:style-name="ce7"/>
          <table:table-cell table:style-name="ce12"/>
          <table:table-cell table:style-name="ce7"/>
          <table:table-cell table:style-name="ce12"/>
          <table:table-cell table:style-name="ce7" office:value-type="string">
            <text:p>X</text:p>
          </table:table-cell>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13" table:number-columns-repeated="997"/>
        </table:table-row>
        <table:table-row table:style-name="ro3">
          <table:table-cell table:style-name="ce3" office:value-type="string">
            <text:p><text:s/>2.Büro 2: Ingeborg</text:p>
          </table:table-cell>
          <table:table-cell table:style-name="ce7"/>
          <table:table-cell table:style-name="ce7" office:value-type="string">
            <text:p>X</text:p>
          </table:table-cell>
          <table:table-cell table:style-name="ce7" table:number-columns-repeated="2"/>
          <table:table-cell table:number-columns-repeated="3" table:style-name="ce7" office:value-type="string">
            <text:p>X</text:p>
          </table:table-cell>
          <table:table-cell table:style-name="ce7" table:number-columns-repeated="19"/>
          <table:table-cell table:style-name="ce8" table:number-columns-repeated="997"/>
        </table:table-row>
        <table:table-row table:style-name="ro3">
          <table:table-cell table:style-name="ce4" office:value-type="string">
            <text:p><text:s/>3.Büro 3: Kommission</text:p>
          </table:table-cell>
          <table:table-cell table:style-name="ce7"/>
          <table:table-cell table:style-name="ce12" office:value-type="string">
            <text:p>X</text:p>
          </table:table-cell>
          <table:table-cell table:style-name="ce7"/>
          <table:table-cell table:style-name="ce12"/>
          <table:table-cell table:style-name="ce7"/>
          <table:table-cell table:style-name="ce12" office:value-type="string">
            <text:p>X</text:p>
          </table:table-cell>
          <table:table-cell table:style-name="ce7" office:value-type="string">
            <text:p>X</text:p>
          </table:table-cell>
          <table:table-cell table:style-name="ce12"/>
          <table:table-cell table:style-name="ce7"/>
          <table:table-cell table:style-name="ce12" office:value-type="string">
            <text:p>X</text:p>
          </table:table-cell>
          <table:table-cell table:style-name="ce7" office:value-type="string">
            <text:p>X</text:p>
          </table:table-cell>
          <table:table-cell table:style-name="ce12" office:value-type="string">
            <text:p>X</text:p>
          </table:table-cell>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13" table:number-columns-repeated="997"/>
        </table:table-row>
        <table:table-row table:style-name="ro3">
          <table:table-cell table:style-name="ce4" office:value-type="string">
            <text:p><text:s/>4.Büro 4: Hazeltine 1</text:p>
          </table:table-cell>
          <table:table-cell table:style-name="ce7"/>
          <table:table-cell table:style-name="ce7" office:value-type="string">
            <text:p>X</text:p>
          </table:table-cell>
          <table:table-cell table:style-name="ce7" table:number-columns-repeated="3"/>
          <table:table-cell table:style-name="ce7" office:value-type="string">
            <text:p>X</text:p>
          </table:table-cell>
          <table:table-cell table:style-name="ce7"/>
          <table:table-cell table:style-name="ce7" office:value-type="string">
            <text:p>X</text:p>
          </table:table-cell>
          <table:table-cell table:style-name="ce7" table:number-columns-repeated="18"/>
          <table:table-cell table:style-name="ce13" table:number-columns-repeated="997"/>
        </table:table-row>
        <table:table-row table:style-name="ro3">
          <table:table-cell table:style-name="ce4" office:value-type="string">
            <text:p><text:s/>5.Flughafen 1: Scarlett</text:p>
          </table:table-cell>
          <table:table-cell table:style-name="ce7"/>
          <table:table-cell table:style-name="ce12" office:value-type="string">
            <text:p>X</text:p>
          </table:table-cell>
          <table:table-cell table:style-name="ce7"/>
          <table:table-cell table:style-name="ce12" office:value-type="string">
            <text:p>X</text:p>
          </table:table-cell>
          <table:table-cell table:style-name="ce7" office:value-type="string">
            <text:p>X</text:p>
          </table:table-cell>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office:value-type="float" office:value="3">
            <text:p>3</text:p>
          </table:table-cell>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13" table:number-columns-repeated="997"/>
        </table:table-row>
        <table:table-row table:style-name="ro3">
          <table:table-cell table:style-name="ce4" office:value-type="string">
            <text:p><text:s/>6.Büro 5: Scarlett wird vermisst</text:p>
          </table:table-cell>
          <table:table-cell table:style-name="ce7" table:number-columns-repeated="26"/>
          <table:table-cell table:style-name="ce13" table:number-columns-repeated="997"/>
        </table:table-row>
        <table:table-row table:style-name="ro3">
          <table:table-cell table:style-name="ce4" office:value-type="string">
            <text:p><text:s/>7.Büro 6: Scarlett kommt wieder</text:p>
          </table:table-cell>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13" table:number-columns-repeated="997"/>
        </table:table-row>
        <table:table-row table:style-name="ro3">
          <table:table-cell table:style-name="ce4" office:value-type="string">
            <text:p><text:s/>8.Büro 7: Otto</text:p>
          </table:table-cell>
          <table:table-cell table:style-name="ce7" table:number-columns-repeated="26"/>
          <table:table-cell table:style-name="ce13" table:number-columns-repeated="997"/>
        </table:table-row>
        <table:table-row table:style-name="ro3">
          <table:table-cell table:style-name="ce4" office:value-type="string">
            <text:p><text:s/>9.Straße 1: Festnahme</text:p>
          </table:table-cell>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13" table:number-columns-repeated="997"/>
        </table:table-row>
        <table:table-row table:style-name="ro3">
          <table:table-cell table:style-name="ce4" office:value-type="string">
            <text:p><text:s/>10.Wohnung 1: Offenbarung</text:p>
          </table:table-cell>
          <table:table-cell table:style-name="ce7" table:number-columns-repeated="26"/>
          <table:table-cell table:style-name="ce13" table:number-columns-repeated="997"/>
        </table:table-row>
        <table:table-row table:style-name="ro3">
          <table:table-cell table:style-name="ce4" office:value-type="string">
            <text:p><text:s/>11.Straße 2: Fahrt nach Osten</text:p>
          </table:table-cell>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13" table:number-columns-repeated="997"/>
        </table:table-row>
        <table:table-row table:style-name="ro3">
          <table:table-cell table:style-name="ce4" office:value-type="string">
            <text:p><text:s/>12.DDR 1: Hotel Potemkin</text:p>
          </table:table-cell>
          <table:table-cell table:style-name="ce7" table:number-columns-repeated="26"/>
          <table:table-cell table:style-name="ce13" table:number-columns-repeated="997"/>
        </table:table-row>
        <table:table-row table:style-name="ro3">
          <table:table-cell table:style-name="ce4" office:value-type="string">
            <text:p><text:s/>13.DDR 2: Verhör</text:p>
          </table:table-cell>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13" table:number-columns-repeated="997"/>
        </table:table-row>
        <table:table-row table:style-name="ro3">
          <table:table-cell table:style-name="ce4" office:value-type="string">
            <text:p><text:s/>14.Strasse 3: Austausch</text:p>
          </table:table-cell>
          <table:table-cell table:style-name="ce7" table:number-columns-repeated="26"/>
          <table:table-cell table:style-name="ce13" table:number-columns-repeated="997"/>
        </table:table-row>
        <table:table-row table:style-name="ro3">
          <table:table-cell table:style-name="ce4" office:value-type="string">
            <text:p><text:s/>15.Büro 8: Das Erwachen</text:p>
          </table:table-cell>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13" table:number-columns-repeated="997"/>
        </table:table-row>
        <table:table-row table:style-name="ro3">
          <table:table-cell table:style-name="ce4" office:value-type="string">
            <text:p><text:s/>16.Büro 9: Hazeltine 2</text:p>
          </table:table-cell>
          <table:table-cell table:style-name="ce7" table:number-columns-repeated="26"/>
          <table:table-cell table:style-name="ce13" table:number-columns-repeated="997"/>
        </table:table-row>
        <table:table-row table:style-name="ro3">
          <table:table-cell table:style-name="ce4" office:value-type="string">
            <text:p><text:s/>17.Büro 10: Metamorphose 1</text:p>
          </table:table-cell>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13" table:number-columns-repeated="997"/>
        </table:table-row>
        <table:table-row table:style-name="ro3">
          <table:table-cell table:style-name="ce4" office:value-type="string">
            <text:p><text:s/>18.Büro 11: Metamorphose 2</text:p>
          </table:table-cell>
          <table:table-cell table:style-name="ce7"/>
          <table:table-cell table:number-columns-repeated="6" table:style-name="ce7" office:value-type="string">
            <text:p>X</text:p>
          </table:table-cell>
          <table:table-cell table:style-name="ce7" table:number-columns-repeated="6"/>
          <table:table-cell table:style-name="ce7" office:value-type="string">
            <text:p>X</text:p>
          </table:table-cell>
          <table:table-cell table:style-name="ce7"/>
          <table:table-cell table:style-name="ce7" office:value-type="string">
            <text:p>X</text:p>
          </table:table-cell>
          <table:table-cell table:style-name="ce7"/>
          <table:table-cell table:number-columns-repeated="8" table:style-name="ce7" office:value-type="string">
            <text:p>X</text:p>
          </table:table-cell>
          <table:table-cell table:style-name="ce7"/>
          <table:table-cell table:style-name="ce13" table:number-columns-repeated="997"/>
        </table:table-row>
        <table:table-row table:style-name="ro1">
          <table:table-cell table:style-name="ce4"/>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7"/>
          <table:table-cell table:style-name="ce12"/>
          <table:table-cell table:style-name="ce13" table:number-columns-repeated="997"/>
        </table:table-row>
        <table:table-row table:style-name="ro3" table:number-rows-repeated="18">
          <table:table-cell table:style-name="ce4"/>
          <table:table-cell table:style-name="ce8"/>
          <table:table-cell table:style-name="ce13"/>
          <table:table-cell table:style-name="ce8"/>
          <table:table-cell table:style-name="ce13" table:number-columns-repeated="1020"/>
        </table:table-row>
        <table:table-row table:style-name="ro3" table:number-rows-repeated="1048534">
          <table:table-cell table:number-columns-repeated="1024"/>
        </table:table-row>
        <table:table-row table:style-name="ro3">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23">04/23/2025</text:date>, <text:time>09:49:04</text:time></text:p>
        </style:region-right>
      </style:header>
      <style:header-left style:display="false"/>
      <style:footer>
        <text:p>Seite <text:page-number>1</text:page-number> / <text:page-count>99</text:page-count></text:p>
      </style:footer>
      <style:footer-left style:display="false"/>
    </style:master-page>
  </office:master-styles>
</office:document-styles>
</file>